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Nachlieli CLM2" svg:font-family="'Nachlieli CLM'"/>
    <style:font-face style:name="Courier New" svg:font-family="'Courier New'" style:font-adornments="Regular" style:font-pitch="fixed"/>
    <style:font-face style:name="DejaVu Sans Mono" svg:font-family="'DejaVu Sans Mono'" style:font-adornments="Regular" style:font-pitch="fixed"/>
    <style:font-face style:name="Monospace" svg:font-family="Monospace" style:font-adornments="Regular" style:font-pitch="fixed"/>
    <style:font-face style:name="Times New Roman" svg:font-family="'Times New Roman'" style:font-adornments="Regular" style:font-pitch="fixed"/>
    <style:font-face style:name="Times New Roman (Hebrew)" svg:font-family="'Times New Roman (Hebrew)'" style:font-adornments="Regular" style:font-pitch="fixed"/>
    <style:font-face style:name="David CLM1" svg:font-family="'David CLM'" style:font-pitch="variable"/>
    <style:font-face style:name="David CLM" svg:font-family="'David CLM'" style:font-adornments="Regular" style:font-pitch="variable"/>
    <style:font-face style:name="Times New Roman2" svg:font-family="'Times New Roman'" style:font-adornments="Regular" style:font-pitch="variable"/>
    <style:font-face style:name="Times New Roman (Hebrew)1" svg:font-family="'Times New Roman (Hebrew)'"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1" svg:font-family="OpenSymbol, 'Arial Unicode MS'" style:font-family-generic="roman" style:font-pitch="variable"/>
    <style:font-face style:name="Times New Roman1"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writing-mode="rl-tb"/>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center" style:justify-single-word="false" style:writing-mode="rl-tb"/>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Text_20_body">
      <style:paragraph-properties fo:text-align="end" style:justify-single-word="false" style:writing-mode="rl-tb"/>
      <style:text-properties officeooo:rsid="0596ca4a" officeooo:paragraph-rsid="06006c62"/>
    </style:style>
    <style:style style:name="P3" style:family="paragraph" style:parent-style-name="Text_20_body">
      <style:paragraph-properties fo:text-align="end" style:justify-single-word="false" style:writing-mode="rl-tb"/>
      <style:text-properties officeooo:rsid="0596ca4a" officeooo:paragraph-rsid="06095969"/>
    </style:style>
    <style:style style:name="P4" style:family="paragraph" style:parent-style-name="Text_20_body">
      <style:paragraph-properties fo:text-align="end" style:justify-single-word="false" style:writing-mode="rl-tb"/>
      <style:text-properties fo:language="en" fo:country="US" officeooo:rsid="064ea094" officeooo:paragraph-rsid="06095969"/>
    </style:style>
    <style:style style:name="P5" style:family="paragraph" style:parent-style-name="Footer">
      <style:paragraph-properties fo:text-align="center" style:justify-single-word="false"/>
      <style:text-properties officeooo:paragraph-rsid="029bdbb0"/>
    </style:style>
    <style:style style:name="P6" style:family="paragraph" style:parent-style-name="Text_20_body">
      <style:paragraph-properties fo:margin-left="0in" fo:margin-right="0in" fo:line-height="120%" fo:text-align="end" style:justify-single-word="false" fo:text-indent="0in" style:auto-text-indent="false" style:writing-mode="rl-tb"/>
    </style:style>
    <style:style style:name="P7" style:family="paragraph" style:parent-style-name="Text_20_body">
      <style:paragraph-properties fo:margin-left="0in" fo:margin-right="0in" fo:line-height="120%" fo:text-align="end" style:justify-single-word="false" fo:text-indent="0in" style:auto-text-indent="false" style:writing-mode="rl-tb"/>
      <style:text-properties officeooo:paragraph-rsid="05fb3cce"/>
    </style:style>
    <style:style style:name="P8" style:family="paragraph" style:parent-style-name="Text_20_body">
      <style:paragraph-properties fo:margin-left="0in" fo:margin-right="0in" fo:line-height="120%" fo:text-align="start" style:justify-single-word="false" fo:text-indent="0in" style:auto-text-indent="false" style:writing-mode="rl-tb"/>
      <style:text-properties fo:color="#00000a" loext:opacity="100%" style:font-name="Times New Roman" fo:font-size="12pt" fo:language="en" fo:country="US" style:font-size-asian="12pt" style:language-asian="en" style:country-asian="US" style:font-name-complex="Times New Roman2" style:font-size-complex="12pt" style:language-complex="he" style:country-complex="IL"/>
    </style:style>
    <style:style style:name="P9" style:family="paragraph" style:parent-style-name="Text_20_body">
      <style:paragraph-properties fo:margin-left="0in" fo:margin-right="0in" fo:line-height="120%" fo:text-align="end" style:justify-single-word="false" fo:text-indent="0in" style:auto-text-indent="false" style:writing-mode="rl-tb"/>
      <style:text-properties fo:color="#00000a" loext:opacity="100%" style:font-name="Times New Roman" fo:font-size="12pt" fo:language="en" fo:country="US" officeooo:rsid="05f39194" officeooo:paragraph-rsid="06006c62" style:font-size-asian="12pt" style:language-asian="en" style:country-asian="US" style:font-name-complex="Times New Roman2" style:font-size-complex="12pt" style:language-complex="he" style:country-complex="IL"/>
    </style:style>
    <style:style style:name="P10" style:family="paragraph" style:parent-style-name="Text_20_body">
      <style:paragraph-properties fo:margin-left="0in" fo:margin-right="0in" fo:line-height="120%" fo:text-align="end" style:justify-single-word="false" fo:text-indent="0in" style:auto-text-indent="false" style:writing-mode="rl-tb"/>
      <style:text-properties fo:color="#00000a" loext:opacity="100%" style:font-name="Times New Roman" fo:font-size="12pt" fo:language="en" fo:country="US" fo:font-weight="bold" officeooo:rsid="05f8c8a4" officeooo:paragraph-rsid="06013790" style:font-size-asian="12pt" style:language-asian="en" style:country-asian="US" style:font-weight-asian="bold" style:font-name-complex="Times New Roman2" style:font-size-complex="12pt" style:language-complex="he" style:country-complex="IL" style:font-weight-complex="bold"/>
    </style:style>
    <style:style style:name="P11" style:family="paragraph" style:parent-style-name="Text_20_body">
      <style:paragraph-properties fo:margin-left="0in" fo:margin-right="0in" fo:line-height="120%" fo:text-align="end" style:justify-single-word="false" fo:text-indent="0in" style:auto-text-indent="false" style:writing-mode="rl-tb"/>
      <style:text-properties fo:color="#00000a" loext:opacity="100%" style:font-name="Times New Roman (Hebrew)" fo:font-size="12pt" fo:language="en" fo:country="US" style:font-size-asian="12pt" style:language-asian="en" style:country-asian="US" style:font-name-complex="Times New Roman (Hebrew)1" style:font-size-complex="12pt" style:language-complex="he" style:country-complex="IL"/>
    </style:style>
    <style:style style:name="P12" style:family="paragraph" style:parent-style-name="Text_20_body">
      <style:paragraph-properties fo:margin-left="0in" fo:margin-right="0in" fo:line-height="120%" fo:text-align="end" style:justify-single-word="false" fo:text-indent="0in" style:auto-text-indent="false" style:writing-mode="rl-tb"/>
      <style:text-properties fo:language="en" fo:country="US" officeooo:rsid="061c85b6" officeooo:paragraph-rsid="060988ed"/>
    </style:style>
    <style:style style:name="P13" style:family="paragraph" style:parent-style-name="Heading_20_2">
      <style:paragraph-properties fo:margin-left="0in" fo:margin-right="0in" fo:line-height="100%" fo:text-align="end" style:justify-single-word="false" fo:text-indent="0in" style:auto-text-indent="false" style:writing-mode="rl-tb"/>
      <style:text-properties officeooo:rsid="04af6545" officeooo:paragraph-rsid="06095969"/>
    </style:style>
    <style:style style:name="P14" style:family="paragraph" style:parent-style-name="Heading_20_2">
      <style:paragraph-properties fo:margin-left="0in" fo:margin-right="0in" fo:line-height="100%" fo:text-align="end" style:justify-single-word="false" fo:text-indent="0in" style:auto-text-indent="false" style:writing-mode="rl-tb"/>
      <style:text-properties fo:language="en" fo:country="US" officeooo:rsid="04af6545" officeooo:paragraph-rsid="060f59f5"/>
    </style:style>
    <style:style style:name="P15" style:family="paragraph" style:parent-style-name="Text_20_body">
      <style:paragraph-properties fo:margin-left="0in" fo:margin-right="0in" fo:margin-top="0in" fo:margin-bottom="0.0181in" style:contextual-spacing="false" fo:line-height="120%" fo:text-align="start" style:justify-single-word="false" fo:text-indent="0in" style:auto-text-indent="false" style:writing-mode="lr-tb"/>
    </style:style>
    <style:style style:name="P16" style:family="paragraph" style:parent-style-name="Text_20_body">
      <style:paragraph-properties fo:margin-left="0in" fo:margin-right="0in" fo:margin-top="0in" fo:margin-bottom="0.0181in" style:contextual-spacing="false" fo:line-height="120%" fo:text-align="start" style:justify-single-word="false" fo:text-indent="0in" style:auto-text-indent="false" style:writing-mode="lr-tb"/>
      <style:text-properties officeooo:paragraph-rsid="05f6c3b9"/>
    </style:style>
    <style:style style:name="P17" style:family="paragraph" style:parent-style-name="Text_20_body">
      <style:paragraph-properties fo:margin-left="0in" fo:margin-right="0in" fo:margin-top="0in" fo:margin-bottom="0.0181in" style:contextual-spacing="false" fo:line-height="120%" fo:text-align="start" style:justify-single-word="false" fo:text-indent="0in" style:auto-text-indent="false" style:writing-mode="lr-tb"/>
      <style:text-properties officeooo:paragraph-rsid="05f6cad3"/>
    </style:style>
    <style:style style:name="P18" style:family="paragraph" style:parent-style-name="Text_20_body">
      <style:paragraph-properties fo:margin-left="0in" fo:margin-right="0in" fo:margin-top="0in" fo:margin-bottom="0.0181in" style:contextual-spacing="false" fo:line-height="120%" fo:text-align="start" style:justify-single-word="false" fo:text-indent="0in" style:auto-text-indent="false" style:writing-mode="lr-tb"/>
      <style:text-properties officeooo:paragraph-rsid="05f88d53"/>
    </style:style>
    <style:style style:name="P19" style:family="paragraph" style:parent-style-name="Text_20_body">
      <style:paragraph-properties fo:margin-left="0in" fo:margin-right="0in" fo:margin-top="0in" fo:margin-bottom="0.0181in" style:contextual-spacing="false" fo:line-height="120%" fo:text-align="start" style:justify-single-word="false" fo:text-indent="0in" style:auto-text-indent="false" style:writing-mode="lr-tb"/>
      <style:text-properties fo:color="#00000a" loext:opacity="100%" style:font-name="Courier New" fo:font-size="10pt" fo:language="en" fo:country="US" fo:font-weight="bold" style:font-size-asian="10pt" style:language-asian="en" style:country-asian="US" style:font-weight-asian="bold" style:font-name-complex="Times New Roman2" style:font-size-complex="10pt" style:language-complex="he" style:country-complex="IL" style:font-weight-complex="bold"/>
    </style:style>
    <style:style style:name="P20" style:family="paragraph" style:parent-style-name="Text_20_body">
      <style:paragraph-properties fo:margin-left="0in" fo:margin-right="0in" fo:margin-top="0in" fo:margin-bottom="0.0181in" style:contextual-spacing="false" fo:line-height="120%" fo:text-align="start" style:justify-single-word="false" fo:text-indent="0in" style:auto-text-indent="false" style:writing-mode="lr-tb"/>
      <style:text-properties fo:color="#00000a" loext:opacity="100%" style:font-name="Courier New" fo:font-size="10pt" fo:language="en" fo:country="US" fo:font-style="italic" style:font-size-asian="10pt" style:language-asian="en" style:country-asian="US" style:font-style-asian="italic" style:font-name-complex="Times New Roman2" style:font-size-complex="10pt" style:language-complex="he" style:country-complex="IL" style:font-style-complex="italic"/>
    </style:style>
    <style:style style:name="P21" style:family="paragraph" style:parent-style-name="Text_20_body">
      <style:paragraph-properties fo:margin-left="0in" fo:margin-right="0in" fo:line-height="120%" fo:text-align="start" style:justify-single-word="false" fo:text-indent="0in" style:auto-text-indent="false" style:writing-mode="lr-tb"/>
      <style:text-properties officeooo:paragraph-rsid="05f9bc5f"/>
    </style:style>
    <style:style style:name="P22" style:family="paragraph" style:parent-style-name="Heading_20_2">
      <style:paragraph-properties fo:line-height="100%"/>
      <style:text-properties officeooo:rsid="04af6545" officeooo:paragraph-rsid="05fd422d"/>
    </style:style>
    <style:style style:name="P23" style:family="paragraph" style:parent-style-name="Heading_20_2">
      <style:paragraph-properties fo:line-height="100%"/>
      <style:text-properties officeooo:rsid="04af6545" officeooo:paragraph-rsid="05feab0a"/>
    </style:style>
    <style:style style:name="P24" style:family="paragraph" style:parent-style-name="Heading_20_2">
      <style:paragraph-properties fo:line-height="100%"/>
      <style:text-properties officeooo:rsid="04af6545" officeooo:paragraph-rsid="06073fcf"/>
    </style:style>
    <style:style style:name="P25" style:family="paragraph" style:parent-style-name="Heading_20_2">
      <style:paragraph-properties fo:line-height="100%"/>
      <style:text-properties officeooo:rsid="04af6545" officeooo:paragraph-rsid="06095969"/>
    </style:style>
    <style:style style:name="P26" style:family="paragraph" style:parent-style-name="Heading_20_2">
      <style:text-properties officeooo:rsid="05735d0c" officeooo:paragraph-rsid="06006c62"/>
    </style:style>
    <style:style style:name="P27" style:family="paragraph" style:parent-style-name="Heading_20_2">
      <style:text-properties officeooo:rsid="05735d0c" officeooo:paragraph-rsid="06013790"/>
    </style:style>
    <style:style style:name="P28" style:family="paragraph" style:parent-style-name="Heading_20_2">
      <style:text-properties officeooo:rsid="05735d0c" officeooo:paragraph-rsid="06095969"/>
    </style:style>
    <style:style style:name="P29" style:family="paragraph" style:parent-style-name="Heading_20_2">
      <style:text-properties officeooo:paragraph-rsid="06064077"/>
    </style:style>
    <style:style style:name="P30" style:family="paragraph" style:parent-style-name="Heading_20_2">
      <style:text-properties officeooo:paragraph-rsid="0608355d"/>
    </style:style>
    <style:style style:name="P31" style:family="paragraph" style:parent-style-name="Heading_20_2">
      <style:paragraph-properties fo:line-height="100%"/>
      <style:text-properties officeooo:paragraph-rsid="06095969"/>
    </style:style>
    <style:style style:name="P32" style:family="paragraph" style:parent-style-name="Heading_20_2">
      <style:text-properties officeooo:paragraph-rsid="060b5e1f"/>
    </style:style>
    <style:style style:name="P33" style:family="paragraph" style:parent-style-name="Heading_20_2">
      <style:text-properties officeooo:paragraph-rsid="060e3773"/>
    </style:style>
    <style:style style:name="P34" style:family="paragraph" style:parent-style-name="Text_20_body">
      <style:text-properties officeooo:rsid="0561464b" officeooo:paragraph-rsid="05fd422d"/>
    </style:style>
    <style:style style:name="P35" style:family="paragraph" style:parent-style-name="Text_20_body">
      <style:text-properties officeooo:rsid="0561464b" officeooo:paragraph-rsid="060988ed"/>
    </style:style>
    <style:style style:name="P36" style:family="paragraph" style:parent-style-name="Text_20_body">
      <style:text-properties officeooo:rsid="0561464b" officeooo:paragraph-rsid="060f59f5"/>
    </style:style>
    <style:style style:name="P37" style:family="paragraph" style:parent-style-name="Text_20_body">
      <style:text-properties officeooo:rsid="05d2a9e3" officeooo:paragraph-rsid="05fd422d"/>
    </style:style>
    <style:style style:name="P38" style:family="paragraph" style:parent-style-name="Text_20_body">
      <style:text-properties officeooo:rsid="05ccb8c6" officeooo:paragraph-rsid="05feab0a"/>
    </style:style>
    <style:style style:name="P39" style:family="paragraph" style:parent-style-name="Text_20_body">
      <style:text-properties officeooo:rsid="05ccb8c6" officeooo:paragraph-rsid="060bfe0f"/>
    </style:style>
    <style:style style:name="P40" style:family="paragraph" style:parent-style-name="Text_20_body">
      <style:text-properties officeooo:rsid="05f1b600" officeooo:paragraph-rsid="06006c62"/>
    </style:style>
    <style:style style:name="P41" style:family="paragraph" style:parent-style-name="Text_20_body">
      <style:text-properties officeooo:rsid="058e149f" officeooo:paragraph-rsid="06013790"/>
    </style:style>
    <style:style style:name="P42" style:family="paragraph" style:parent-style-name="Text_20_body">
      <style:text-properties officeooo:rsid="05f8c8a4" officeooo:paragraph-rsid="06013790"/>
    </style:style>
    <style:style style:name="P43" style:family="paragraph" style:parent-style-name="Text_20_body">
      <style:text-properties fo:color="#00000a" loext:opacity="100%" style:font-name="Times New Roman" fo:font-size="12pt" fo:language="en" fo:country="US" fo:font-weight="bold" officeooo:rsid="0607004a" officeooo:paragraph-rsid="06064077" style:font-size-asian="12pt" style:language-asian="en" style:country-asian="US" style:font-weight-asian="bold" style:font-name-complex="Times New Roman2" style:font-size-complex="12pt" style:language-complex="he" style:country-complex="IL" style:font-weight-complex="bold"/>
    </style:style>
    <style:style style:name="P44" style:family="paragraph" style:parent-style-name="Text_20_body">
      <style:text-properties fo:color="#00000a" loext:opacity="100%" style:font-name="Times New Roman" fo:font-size="12pt" fo:language="en" fo:country="US" fo:font-weight="bold" officeooo:rsid="05c5adee" officeooo:paragraph-rsid="06073fcf" style:font-size-asian="12pt" style:language-asian="en" style:country-asian="US" style:font-weight-asian="bold" style:font-name-complex="Times New Roman2" style:font-size-complex="12pt" style:language-complex="he" style:country-complex="IL" style:font-weight-complex="bold"/>
    </style:style>
    <style:style style:name="P45" style:family="paragraph" style:parent-style-name="Text_20_body">
      <style:text-properties officeooo:rsid="0607004a" officeooo:paragraph-rsid="06064077"/>
    </style:style>
    <style:style style:name="P46" style:family="paragraph" style:parent-style-name="Text_20_body">
      <style:text-properties officeooo:rsid="05b8a0b0" officeooo:paragraph-rsid="06073fcf"/>
    </style:style>
    <style:style style:name="P47" style:family="paragraph" style:parent-style-name="Text_20_body">
      <style:text-properties officeooo:rsid="05b888e6" officeooo:paragraph-rsid="06073fcf"/>
    </style:style>
    <style:style style:name="P48" style:family="paragraph" style:parent-style-name="Text_20_body">
      <style:text-properties officeooo:rsid="05c44172" officeooo:paragraph-rsid="06073fcf"/>
    </style:style>
    <style:style style:name="P49" style:family="paragraph" style:parent-style-name="Text_20_body">
      <style:text-properties fo:language="en" fo:country="US" officeooo:rsid="061c85b6" officeooo:paragraph-rsid="0608355d"/>
    </style:style>
    <style:style style:name="P50" style:family="paragraph" style:parent-style-name="Text_20_body">
      <style:text-properties fo:language="en" fo:country="US" officeooo:rsid="061e2b70" officeooo:paragraph-rsid="0608355d"/>
    </style:style>
    <style:style style:name="P51" style:family="paragraph" style:parent-style-name="Text_20_body">
      <style:text-properties fo:language="en" fo:country="US" officeooo:rsid="06396fbd" officeooo:paragraph-rsid="06095969"/>
    </style:style>
    <style:style style:name="P52" style:family="paragraph" style:parent-style-name="Text_20_body">
      <style:text-properties fo:language="en" fo:country="US" officeooo:rsid="064d4a21" officeooo:paragraph-rsid="06095969"/>
    </style:style>
    <style:style style:name="P53" style:family="paragraph" style:parent-style-name="Text_20_body">
      <style:text-properties fo:language="en" fo:country="US" officeooo:rsid="0645ac4b" officeooo:paragraph-rsid="060b5e1f"/>
    </style:style>
    <style:style style:name="P54" style:family="paragraph" style:parent-style-name="Text_20_body">
      <style:text-properties fo:language="en" fo:country="US" officeooo:rsid="064b839f" officeooo:paragraph-rsid="060b5e1f"/>
    </style:style>
    <style:style style:name="P55" style:family="paragraph" style:parent-style-name="Text_20_body">
      <style:text-properties fo:language="en" fo:country="US" officeooo:rsid="0562c868" officeooo:paragraph-rsid="060e3773"/>
    </style:style>
    <style:style style:name="P56" style:family="paragraph" style:parent-style-name="Text_20_body">
      <style:text-properties officeooo:rsid="0562c868" officeooo:paragraph-rsid="0608355d"/>
    </style:style>
    <style:style style:name="P57" style:family="paragraph" style:parent-style-name="Text_20_body">
      <style:text-properties officeooo:rsid="0562c868" officeooo:paragraph-rsid="060e3773"/>
    </style:style>
    <style:style style:name="P58" style:family="paragraph" style:parent-style-name="Text_20_body">
      <style:text-properties officeooo:rsid="061e2b70" officeooo:paragraph-rsid="0608355d"/>
    </style:style>
    <style:style style:name="P59" style:family="paragraph" style:parent-style-name="Text_20_body">
      <style:text-properties officeooo:rsid="0596ca4a" officeooo:paragraph-rsid="06095969"/>
    </style:style>
    <style:style style:name="P60" style:family="paragraph" style:parent-style-name="Text_20_body">
      <style:text-properties officeooo:rsid="06396fbd" officeooo:paragraph-rsid="06095969"/>
    </style:style>
    <style:style style:name="P61" style:family="paragraph" style:parent-style-name="Text_20_body">
      <style:text-properties officeooo:rsid="06418645" officeooo:paragraph-rsid="060f59f5"/>
    </style:style>
    <style:style style:name="P62" style:family="paragraph" style:parent-style-name="Text_20_body">
      <style:text-properties officeooo:rsid="064d4a21" officeooo:paragraph-rsid="06095969"/>
    </style:style>
    <style:style style:name="P63" style:family="paragraph" style:parent-style-name="Text_20_body">
      <style:text-properties officeooo:rsid="064ea094" officeooo:paragraph-rsid="06095969"/>
    </style:style>
    <style:style style:name="P64" style:family="paragraph" style:parent-style-name="Text_20_body">
      <style:text-properties officeooo:rsid="0610e6e9" officeooo:paragraph-rsid="060988ed"/>
    </style:style>
    <style:style style:name="P65" style:family="paragraph" style:parent-style-name="Text_20_body">
      <style:text-properties officeooo:rsid="065c3627" officeooo:paragraph-rsid="060b5e1f"/>
    </style:style>
    <style:style style:name="P66" style:family="paragraph" style:parent-style-name="Text_20_body">
      <style:text-properties fo:font-style="italic" officeooo:rsid="05984f9a" officeooo:paragraph-rsid="060b5e1f" style:font-style-asian="italic" style:font-style-complex="italic"/>
    </style:style>
    <style:style style:name="P67" style:family="paragraph" style:parent-style-name="Text_20_body">
      <style:text-properties officeooo:rsid="056a94fb" officeooo:paragraph-rsid="060e3773"/>
    </style:style>
    <style:style style:name="P68" style:family="paragraph" style:parent-style-name="Standard">
      <style:paragraph-properties fo:margin-top="0in" fo:margin-bottom="0in" style:contextual-spacing="false" fo:text-align="start" style:justify-single-word="false" style:writing-mode="lr-tb"/>
      <style:text-properties fo:font-size="10pt" officeooo:rsid="0596ca4a" officeooo:paragraph-rsid="06006c62" style:font-size-asian="10pt" style:font-size-complex="10pt"/>
    </style:style>
    <style:style style:name="P69" style:family="paragraph" style:parent-style-name="Standard">
      <style:paragraph-properties fo:margin-top="0in" fo:margin-bottom="0in" style:contextual-spacing="false" fo:text-align="start" style:justify-single-word="false" style:writing-mode="lr-tb"/>
      <style:text-properties officeooo:rsid="0596ca4a" officeooo:paragraph-rsid="06095969"/>
    </style:style>
    <style:style style:name="P70" style:family="paragraph" style:parent-style-name="Text_20_body">
      <style:paragraph-properties fo:margin-top="0in" fo:margin-bottom="0in" style:contextual-spacing="false" fo:text-align="start" style:justify-single-word="false" style:writing-mode="lr-tb"/>
      <style:text-properties officeooo:rsid="0596ca4a" officeooo:paragraph-rsid="06006c62"/>
    </style:style>
    <style:style style:name="P71" style:family="paragraph" style:parent-style-name="Text_20_body">
      <style:paragraph-properties fo:margin-top="0in" fo:margin-bottom="0in" style:contextual-spacing="false" fo:text-align="start" style:justify-single-word="false" style:writing-mode="lr-tb"/>
      <style:text-properties officeooo:rsid="0596ca4a" officeooo:paragraph-rsid="06095969"/>
    </style:style>
    <style:style style:name="P72" style:family="paragraph" style:parent-style-name="Text_20_body">
      <style:paragraph-properties fo:margin-top="0in" fo:margin-bottom="0in" style:contextual-spacing="false"/>
      <style:text-properties officeooo:rsid="05b888e6" officeooo:paragraph-rsid="06073fcf"/>
    </style:style>
    <style:style style:name="P73" style:family="paragraph" style:parent-style-name="Text_20_body">
      <style:paragraph-properties fo:text-align="start" style:justify-single-word="false" style:writing-mode="lr-tb"/>
      <style:text-properties fo:font-style="italic" officeooo:rsid="05984f9a" officeooo:paragraph-rsid="06006c62" style:font-style-asian="italic" style:font-style-complex="italic"/>
    </style:style>
    <style:style style:name="P74" style:family="paragraph" style:parent-style-name="Text_20_body">
      <style:paragraph-properties fo:text-align="start" style:justify-single-word="false" style:writing-mode="lr-tb"/>
      <style:text-properties fo:font-style="italic" officeooo:rsid="0596ca4a" officeooo:paragraph-rsid="06095969" style:font-style-asian="italic" style:font-style-complex="italic"/>
    </style:style>
    <style:style style:name="P75" style:family="paragraph" style:parent-style-name="Text_20_body">
      <style:paragraph-properties fo:line-height="100%" fo:text-align="start" style:justify-single-word="false" style:writing-mode="lr-tb"/>
      <style:text-properties fo:color="#00000a" loext:opacity="100%" style:font-name="Times New Roman" fo:font-size="12pt" fo:language="en" fo:country="US" fo:font-weight="bold" officeooo:rsid="0596ca4a" officeooo:paragraph-rsid="06095969" style:font-size-asian="12pt" style:language-asian="en" style:country-asian="US" style:font-weight-asian="bold" style:font-name-complex="Times New Roman2" style:font-size-complex="12pt" style:language-complex="he" style:country-complex="IL" style:font-weight-complex="bold"/>
    </style:style>
    <style:style style:name="P76" style:family="paragraph" style:parent-style-name="Text_20_body">
      <style:paragraph-properties fo:line-height="100%" fo:text-align="start" style:justify-single-word="false" style:writing-mode="lr-tb"/>
      <style:text-properties fo:color="#00000a" loext:opacity="100%" style:font-name="Times New Roman" fo:font-size="12pt" fo:language="en" fo:country="US" fo:font-style="italic" fo:font-weight="bold" officeooo:rsid="05984f9a" officeooo:paragraph-rsid="06095969" style:font-size-asian="12pt" style:language-asian="en" style:country-asian="US" style:font-style-asian="italic" style:font-weight-asian="bold" style:font-name-complex="Times New Roman2" style:font-size-complex="12pt" style:language-complex="he" style:country-complex="IL" style:font-style-complex="italic" style:font-weight-complex="bold"/>
    </style:style>
    <style:style style:name="P77" style:family="paragraph" style:parent-style-name="Text_20_body">
      <style:paragraph-properties fo:text-align="start" style:justify-single-word="false" style:writing-mode="lr-tb"/>
      <style:text-properties fo:language="en" fo:country="US" officeooo:rsid="064ea094" officeooo:paragraph-rsid="06095969"/>
    </style:style>
    <style:style style:name="P78" style:family="paragraph" style:parent-style-name="Standard">
      <style:paragraph-properties fo:text-align="start" style:justify-single-word="false" style:writing-mode="lr-tb"/>
      <style:text-properties officeooo:rsid="0596ca4a" officeooo:paragraph-rsid="06095969"/>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d4a21" officeooo:paragraph-rsid="06095969"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d4a21" officeooo:paragraph-rsid="06095969"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ea094" officeooo:paragraph-rsid="06095969"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Heading_20_1">
      <style:paragraph-properties fo:line-height="100%"/>
      <style:text-properties officeooo:rsid="05226f8d" officeooo:paragraph-rsid="04af6545"/>
    </style:style>
    <style:style style:name="P83" style:family="paragraph" style:parent-style-name="Heading_20_2">
      <style:paragraph-properties fo:line-height="100%"/>
      <style:text-properties officeooo:paragraph-rsid="060f59f5"/>
    </style:style>
    <style:style style:name="P84" style:family="paragraph" style:parent-style-name="Heading_20_2">
      <style:paragraph-properties fo:line-height="100%"/>
      <style:text-properties officeooo:paragraph-rsid="0610bcf9"/>
    </style:style>
    <style:style style:name="P85" style:family="paragraph" style:parent-style-name="Heading_20_2">
      <style:text-properties officeooo:paragraph-rsid="060fb7f3"/>
    </style:style>
    <style:style style:name="P86" style:family="paragraph" style:parent-style-name="Heading_20_2">
      <style:paragraph-properties fo:line-height="100%"/>
      <style:text-properties officeooo:rsid="04af6545" officeooo:paragraph-rsid="05fd422d"/>
    </style:style>
    <style:style style:name="P87" style:family="paragraph" style:parent-style-name="Heading_20_2">
      <style:text-properties officeooo:paragraph-rsid="06131fdb"/>
    </style:style>
    <style:style style:name="P88" style:family="paragraph" style:parent-style-name="Heading_20_2">
      <style:paragraph-properties fo:margin-left="0in" fo:margin-right="0in" fo:line-height="120%" fo:text-align="end" style:justify-single-word="false" fo:text-indent="0in" style:auto-text-indent="false" style:writing-mode="rl-tb"/>
      <style:text-properties fo:color="#00000a" loext:opacity="100%" style:font-name="Times New Roman" fo:font-size="12pt" fo:language="en" fo:country="US" officeooo:paragraph-rsid="05fd422d" style:font-size-asian="12pt" style:language-asian="en" style:country-asian="US" style:font-name-complex="Times New Roman2" style:font-size-complex="12pt" style:language-complex="he" style:country-complex="IL"/>
    </style:style>
    <style:style style:name="P89" style:family="paragraph" style:parent-style-name="Text_20_body" style:list-style-name="L2">
      <style:text-properties officeooo:rsid="0607004a" officeooo:paragraph-rsid="06064077"/>
    </style:style>
    <style:style style:name="P90" style:family="paragraph" style:parent-style-name="Text_20_body">
      <style:text-properties fo:language="en" fo:country="US" fo:font-weight="bold" officeooo:rsid="05f3980c" officeooo:paragraph-rsid="060bfe0f" style:font-weight-asian="bold" style:font-weight-complex="bold"/>
    </style:style>
    <style:style style:name="P91" style:family="paragraph" style:parent-style-name="Text_20_body">
      <style:text-properties fo:language="en" fo:country="US" officeooo:rsid="060ee718" officeooo:paragraph-rsid="0610bcf9"/>
    </style:style>
    <style:style style:name="P92" style:family="paragraph" style:parent-style-name="Text_20_body">
      <style:text-properties fo:language="en" fo:country="US" officeooo:rsid="06571a97" officeooo:paragraph-rsid="06129fee"/>
    </style:style>
    <style:style style:name="P93" style:family="paragraph" style:parent-style-name="Text_20_body" style:list-style-name="L7">
      <style:text-properties officeooo:rsid="06510b97" officeooo:paragraph-rsid="060fb7f3"/>
    </style:style>
    <style:style style:name="P94" style:family="paragraph" style:parent-style-name="Text_20_body">
      <style:text-properties officeooo:rsid="06510b97" officeooo:paragraph-rsid="060fb7f3"/>
    </style:style>
    <style:style style:name="P95" style:family="paragraph" style:parent-style-name="Text_20_body">
      <style:text-properties officeooo:rsid="065e526a" officeooo:paragraph-rsid="060fb7f3"/>
    </style:style>
    <style:style style:name="P96" style:family="paragraph" style:parent-style-name="Text_20_body">
      <style:text-properties style:font-name="Monospace" fo:font-style="normal" officeooo:rsid="06562ed8" officeooo:paragraph-rsid="060fb7f3" style:font-size-asian="10.5pt" style:font-style-asian="normal" style:font-name-complex="David CLM" style:font-style-complex="normal" style:font-weight-complex="normal"/>
    </style:style>
    <style:style style:name="P97" style:family="paragraph" style:parent-style-name="Text_20_body">
      <style:text-properties style:font-name="Monospace" fo:font-style="normal" officeooo:rsid="06653850" officeooo:paragraph-rsid="060fb7f3" style:font-size-asian="10.5pt" style:font-style-asian="normal" style:font-name-complex="David CLM" style:font-style-complex="normal" style:font-weight-complex="normal"/>
    </style:style>
    <style:style style:name="P98" style:family="paragraph" style:parent-style-name="Text_20_body" style:list-style-name="L8">
      <style:text-properties fo:font-style="normal" officeooo:rsid="06577a5e" officeooo:paragraph-rsid="060fb7f3" style:font-style-asian="normal" style:font-style-complex="normal"/>
    </style:style>
    <style:style style:name="P99" style:family="paragraph" style:parent-style-name="Text_20_body">
      <style:text-properties fo:font-style="normal" officeooo:rsid="06577a5e" officeooo:paragraph-rsid="060fb7f3" style:font-style-asian="normal" style:font-style-complex="normal"/>
    </style:style>
    <style:style style:name="P100" style:family="paragraph" style:parent-style-name="Text_20_body" style:list-style-name="L8">
      <style:text-properties officeooo:paragraph-rsid="060fb7f3"/>
    </style:style>
    <style:style style:name="P101" style:family="paragraph" style:parent-style-name="Text_20_body">
      <style:text-properties officeooo:paragraph-rsid="060fb7f3"/>
    </style:style>
    <style:style style:name="P102" style:family="paragraph" style:parent-style-name="Text_20_body">
      <style:text-properties officeooo:rsid="060ee718" officeooo:paragraph-rsid="060bfe0f"/>
    </style:style>
    <style:style style:name="P103" style:family="paragraph" style:parent-style-name="Text_20_body">
      <style:text-properties officeooo:rsid="0561464b" officeooo:paragraph-rsid="0610bcf9"/>
    </style:style>
    <style:style style:name="P104" style:family="paragraph" style:parent-style-name="Text_20_body">
      <style:text-properties officeooo:rsid="06418645" officeooo:paragraph-rsid="0610bcf9"/>
    </style:style>
    <style:style style:name="P105" style:family="paragraph" style:parent-style-name="Text_20_body">
      <style:text-properties fo:color="#00000a" loext:opacity="100%" style:font-name="Times New Roman" fo:font-size="12pt" fo:language="en" fo:country="US" officeooo:rsid="05f90b3a" officeooo:paragraph-rsid="06129fee" style:font-size-asian="12pt" style:language-asian="en" style:country-asian="US" style:font-name-complex="Times New Roman2" style:font-size-complex="12pt" style:language-complex="he" style:country-complex="IL"/>
    </style:style>
    <style:style style:name="P106" style:family="paragraph" style:parent-style-name="Text_20_body">
      <style:text-properties officeooo:rsid="05ccb8c6" officeooo:paragraph-rsid="06129fee"/>
    </style:style>
    <style:style style:name="P107" style:family="paragraph" style:parent-style-name="Text_20_body">
      <style:text-properties officeooo:rsid="06550251" officeooo:paragraph-rsid="06129fee"/>
    </style:style>
    <style:style style:name="P108" style:family="paragraph" style:parent-style-name="Text_20_body">
      <style:text-properties officeooo:rsid="064a8d8a" officeooo:paragraph-rsid="06131fdb"/>
    </style:style>
    <style:style style:name="P109" style:family="paragraph" style:parent-style-name="Text_20_body">
      <style:text-properties officeooo:rsid="0610e6e9" officeooo:paragraph-rsid="06131fdb"/>
    </style:style>
    <style:style style:name="P110" style:family="paragraph" style:parent-style-name="Text_20_body" style:list-style-name="L1">
      <style:paragraph-properties fo:text-align="end" style:justify-single-word="false" style:writing-mode="rl-tb"/>
      <style:text-properties officeooo:rsid="05f39194" officeooo:paragraph-rsid="06006c62"/>
    </style:style>
    <style:style style:name="P111" style:family="paragraph" style:parent-style-name="Text_20_body" style:list-style-name="L3">
      <style:paragraph-properties fo:margin-top="0in" fo:margin-bottom="0in" style:contextual-spacing="false"/>
      <style:text-properties officeooo:rsid="05b888e6" officeooo:paragraph-rsid="06073fcf"/>
    </style:style>
    <style:style style:name="P112" style:family="paragraph" style:parent-style-name="Text_20_body" style:list-style-name="L3">
      <style:paragraph-properties fo:margin-top="0in" fo:margin-bottom="0in" style:contextual-spacing="false"/>
      <style:text-properties officeooo:rsid="05c74c07" officeooo:paragraph-rsid="06073fcf"/>
    </style:style>
    <style:style style:name="P113" style:family="paragraph" style:parent-style-name="Text_20_body" style:list-style-name="L3">
      <style:paragraph-properties fo:margin-top="0in" fo:margin-bottom="0in" style:contextual-spacing="false"/>
      <style:text-properties officeooo:rsid="05f5637d" officeooo:paragraph-rsid="06073fcf"/>
    </style:style>
    <style:style style:name="P114" style:family="paragraph" style:parent-style-name="Text_20_body" style:list-style-name="L4">
      <style:paragraph-properties fo:margin-top="0in" fo:margin-bottom="0in" style:contextual-spacing="false" fo:line-height="120%" fo:text-align="end" style:justify-single-word="false" style:writing-mode="rl-tb">
        <style:tab-stops>
          <style:tab-stop style:position="0.5in"/>
        </style:tab-stops>
      </style:paragraph-properties>
      <style:text-properties officeooo:paragraph-rsid="060fb7f3"/>
    </style:style>
    <style:style style:name="P115" style:family="paragraph" style:parent-style-name="Text_20_body">
      <style:paragraph-properties fo:margin-top="0in" fo:margin-bottom="0in" style:contextual-spacing="false" fo:line-height="120%" fo:text-align="end" style:justify-single-word="false" style:writing-mode="rl-tb">
        <style:tab-stops>
          <style:tab-stop style:position="0.5in"/>
        </style:tab-stops>
      </style:paragraph-properties>
      <style:text-properties officeooo:paragraph-rsid="060fb7f3"/>
    </style:style>
    <style:style style:name="P116" style:family="paragraph" style:parent-style-name="Text_20_body" style:list-style-name="L4">
      <style:paragraph-properties fo:margin-top="0in" fo:margin-bottom="0in" style:contextual-spacing="false" fo:line-height="120%" fo:text-align="end" style:justify-single-word="false" style:writing-mode="rl-tb">
        <style:tab-stops>
          <style:tab-stop style:position="0.5in"/>
        </style:tab-stops>
      </style:paragraph-properties>
      <style:text-properties fo:color="#00000a" loext:opacity="100%" style:font-name="Courier New" fo:font-size="12pt" fo:language="en" fo:country="US" officeooo:paragraph-rsid="060fb7f3" style:font-size-asian="12pt" style:language-asian="en" style:country-asian="US" style:font-name-complex="David CLM1" style:font-size-complex="12pt" style:language-complex="he" style:country-complex="IL"/>
    </style:style>
    <style:style style:name="P117" style:family="paragraph" style:parent-style-name="Text_20_body">
      <style:paragraph-properties fo:margin-top="0in" fo:margin-bottom="0in" style:contextual-spacing="false" fo:line-height="120%" fo:text-align="end" style:justify-single-word="false" style:writing-mode="rl-tb">
        <style:tab-stops>
          <style:tab-stop style:position="0.5in"/>
        </style:tab-stops>
      </style:paragraph-properties>
      <style:text-properties fo:color="#00000a" loext:opacity="100%" style:font-name="Courier New" fo:font-size="12pt" fo:language="en" fo:country="US" officeooo:rsid="063b196d" officeooo:paragraph-rsid="060fb7f3" style:font-size-asian="12pt" style:language-asian="en" style:country-asian="US" style:font-name-complex="David CLM1" style:font-size-complex="12pt" style:language-complex="he" style:country-complex="IL"/>
    </style:style>
    <style:style style:name="P118" style:family="paragraph" style:parent-style-name="Text_20_body">
      <style:paragraph-properties fo:margin-top="0in" fo:margin-bottom="0in" style:contextual-spacing="false" fo:line-height="120%" fo:text-align="end" style:justify-single-word="false" style:writing-mode="rl-tb">
        <style:tab-stops>
          <style:tab-stop style:position="0.5in"/>
        </style:tab-stops>
      </style:paragraph-properties>
      <style:text-properties fo:color="#00000a" loext:opacity="100%" style:font-name="Courier New" fo:font-size="12pt" fo:language="en" fo:country="US" officeooo:rsid="064094a5" officeooo:paragraph-rsid="060fb7f3" style:font-size-asian="12pt" style:language-asian="en" style:country-asian="US" style:font-name-complex="David CLM1" style:font-size-complex="12pt" style:language-complex="he" style:country-complex="IL"/>
    </style:style>
    <style:style style:name="P119" style:family="paragraph" style:parent-style-name="Text_20_body">
      <style:paragraph-properties fo:line-height="100%" fo:text-align="start" style:justify-single-word="false" style:writing-mode="lr-tb"/>
      <style:text-properties fo:color="#00000a" loext:opacity="100%" style:font-name="Times New Roman" fo:font-size="12pt" fo:language="en" fo:country="US" fo:font-style="italic" fo:font-weight="bold" officeooo:rsid="05984f9a" officeooo:paragraph-rsid="060b5e1f" style:font-size-asian="12pt" style:language-asian="en" style:country-asian="US" style:font-style-asian="italic" style:font-weight-asian="bold" style:font-name-complex="Times New Roman2" style:font-size-complex="12pt" style:language-complex="he" style:country-complex="IL" style:font-style-complex="italic" style:font-weight-complex="bold"/>
    </style:style>
    <style:style style:name="P120" style:family="paragraph" style:parent-style-name="Text_20_body">
      <style:paragraph-properties fo:line-height="100%" fo:text-align="start" style:justify-single-word="false" style:writing-mode="lr-tb"/>
      <style:text-properties fo:color="#00000a" loext:opacity="100%" style:font-name="Monospace" fo:font-size="12pt" fo:language="en" fo:country="US" fo:font-style="normal" fo:font-weight="bold" officeooo:rsid="065d1b05" officeooo:paragraph-rsid="060fb7f3" style:font-size-asian="10.5pt" style:language-asian="en" style:country-asian="US" style:font-style-asian="normal" style:font-weight-asian="bold" style:font-name-complex="David CLM" style:font-size-complex="12pt" style:language-complex="he" style:country-complex="IL" style:font-style-complex="normal" style:font-weight-complex="normal"/>
    </style:style>
    <style:style style:name="P121" style:family="paragraph" style:parent-style-name="Text_20_body">
      <style:paragraph-properties fo:text-align="start" style:justify-single-word="false" style:writing-mode="lr-tb"/>
      <style:text-properties officeooo:rsid="06561c52" officeooo:paragraph-rsid="06129fee"/>
    </style:style>
    <style:style style:name="P122" style:family="paragraph" style:parent-style-name="Text_20_body">
      <style:paragraph-properties fo:margin-left="0in" fo:margin-right="0in" fo:line-height="120%" fo:text-align="end" style:justify-single-word="false" fo:text-indent="0in" style:auto-text-indent="false" style:writing-mode="rl-tb"/>
      <style:text-properties fo:color="#00000a" loext:opacity="100%" style:font-name="Times New Roman" fo:font-size="12pt" fo:language="en" fo:country="US" officeooo:rsid="064a8d8a" officeooo:paragraph-rsid="06131fdb" style:font-size-asian="12pt" style:language-asian="en" style:country-asian="US" style:font-name-complex="Times New Roman2" style:font-size-complex="12pt" style:language-complex="he" style:country-complex="IL"/>
    </style:style>
    <style:style style:name="P123" style:family="paragraph" style:parent-style-name="Text_20_body">
      <style:paragraph-properties fo:margin-left="0in" fo:margin-right="0in" fo:line-height="120%" fo:text-align="end" style:justify-single-word="false" fo:text-indent="0in" style:auto-text-indent="false" fo:break-before="page" style:writing-mode="rl-tb"/>
      <style:text-properties fo:color="#00000a" loext:opacity="100%" style:font-name="Times New Roman" fo:font-size="12pt" fo:language="en" fo:country="US" officeooo:rsid="064a8d8a" officeooo:paragraph-rsid="06131fdb" style:font-size-asian="12pt" style:language-asian="en" style:country-asian="US" style:font-name-complex="Times New Roman2" style:font-size-complex="12pt" style:language-complex="he" style:country-complex="IL"/>
    </style:style>
    <style:style style:name="P124" style:family="paragraph">
      <loext:graphic-properties draw:fill="none" draw:fill-color="#ffffff"/>
      <style:paragraph-properties style:writing-mode="lr-tb"/>
    </style:style>
    <style:style style:name="P125" style:family="paragraph">
      <loext:graphic-properties draw:fill="none"/>
    </style:style>
    <style:style style:name="T1" style:family="text">
      <style:text-properties fo:language="en" fo:country="US"/>
    </style:style>
    <style:style style:name="T2" style:family="text">
      <style:text-properties fo:language="en" fo:country="US" officeooo:rsid="05f6c3b9"/>
    </style:style>
    <style:style style:name="T3" style:family="text">
      <style:text-properties fo:language="en" fo:country="US" officeooo:rsid="05fb93e7"/>
    </style:style>
    <style:style style:name="T4" style:family="text">
      <style:text-properties fo:language="en" fo:country="US" officeooo:rsid="060de9b5"/>
    </style:style>
    <style:style style:name="T5" style:family="text">
      <style:text-properties fo:language="en" fo:country="US" fo:font-weight="bold" style:font-weight-asian="bold" style:font-weight-complex="bold"/>
    </style:style>
    <style:style style:name="T6" style:family="text">
      <style:text-properties fo:language="en" fo:country="US" fo:font-weight="bold" officeooo:rsid="060665f4" style:font-weight-asian="bold" style:font-weight-complex="bold"/>
    </style:style>
    <style:style style:name="T7" style:family="text">
      <style:text-properties fo:language="en" fo:country="US" officeooo:rsid="060665f4"/>
    </style:style>
    <style:style style:name="T8" style:family="text">
      <style:text-properties fo:language="en" fo:country="US" officeooo:rsid="05609767"/>
    </style:style>
    <style:style style:name="T9" style:family="text">
      <style:text-properties fo:language="en" fo:country="US" officeooo:rsid="061c85b6"/>
    </style:style>
    <style:style style:name="T10" style:family="text">
      <style:text-properties fo:language="en" fo:country="US" officeooo:rsid="057ca7f2"/>
    </style:style>
    <style:style style:name="T11" style:family="text">
      <style:text-properties fo:language="en" fo:country="US" officeooo:rsid="05e3dd26"/>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officeooo:rsid="05e3dd26" style:font-style-asian="italic" style:font-style-complex="italic"/>
    </style:style>
    <style:style style:name="T14" style:family="text">
      <style:text-properties fo:language="en" fo:country="US" officeooo:rsid="06159af2"/>
    </style:style>
    <style:style style:name="T15" style:family="text">
      <style:text-properties fo:language="en" fo:country="US" officeooo:rsid="062caabf"/>
    </style:style>
    <style:style style:name="T16" style:family="text">
      <style:text-properties fo:language="en" fo:country="US" officeooo:rsid="062d2066"/>
    </style:style>
    <style:style style:name="T17" style:family="text">
      <style:text-properties fo:language="en" fo:country="US" officeooo:rsid="063a5131"/>
    </style:style>
    <style:style style:name="T18" style:family="text">
      <style:text-properties fo:language="en" fo:country="US" officeooo:rsid="063bcfca"/>
    </style:style>
    <style:style style:name="T19" style:family="text">
      <style:text-properties fo:language="en" fo:country="US" officeooo:rsid="06421c22"/>
    </style:style>
    <style:style style:name="T20" style:family="text">
      <style:text-properties fo:language="en" fo:country="US" officeooo:rsid="06538420"/>
    </style:style>
    <style:style style:name="T21" style:family="text">
      <style:text-properties fo:language="en" fo:country="US" officeooo:rsid="064e3352"/>
    </style:style>
    <style:style style:name="T22" style:family="text">
      <style:text-properties fo:language="en" fo:country="US" officeooo:rsid="0656e4aa"/>
    </style:style>
    <style:style style:name="T23" style:family="text">
      <style:text-properties fo:language="en" fo:country="US" officeooo:rsid="0645ac4b"/>
    </style:style>
    <style:style style:name="T24" style:family="text">
      <style:text-properties fo:language="en" fo:country="US" officeooo:rsid="05f90b3a"/>
    </style:style>
    <style:style style:name="T25" style:family="text">
      <style:text-properties fo:language="en" fo:country="US" officeooo:rsid="060d5316"/>
    </style:style>
    <style:style style:name="T26" style:family="text">
      <style:text-properties fo:language="en" fo:country="US" officeooo:rsid="0610e6e9"/>
    </style:style>
    <style:style style:name="T27" style:family="text">
      <style:text-properties fo:language="en" fo:country="US" officeooo:rsid="060ee718"/>
    </style:style>
    <style:style style:name="T28" style:family="text">
      <style:text-properties fo:language="en" fo:country="US" officeooo:rsid="05fc1311"/>
    </style:style>
    <style:style style:name="T29" style:family="text">
      <style:text-properties fo:language="en" fo:country="US" officeooo:rsid="06601b52"/>
    </style:style>
    <style:style style:name="T30" style:family="text">
      <style:text-properties fo:language="en" fo:country="US" officeooo:rsid="064e8462"/>
    </style:style>
    <style:style style:name="T31" style:family="text">
      <style:text-properties fo:color="#00000a" loext:opacity="100%" style:font-name="Times New Roman (Hebrew)" fo:font-size="12pt" fo:language="en" fo:country="US" style:font-size-asian="12pt" style:language-asian="en" style:country-asian="US" style:font-name-complex="Times New Roman (Hebrew)1" style:font-size-complex="12pt" style:language-complex="he" style:country-complex="IL"/>
    </style:style>
    <style:style style:name="T32" style:family="text">
      <style:text-properties fo:color="#00000a" loext:opacity="100%" style:font-name="Times New Roman (Hebrew)" fo:font-size="12pt" fo:language="en" fo:country="US" officeooo:rsid="05fb3cce" style:font-size-asian="12pt" style:language-asian="en" style:country-asian="US" style:font-name-complex="Times New Roman (Hebrew)1" style:font-size-complex="12pt" style:language-complex="he" style:country-complex="IL"/>
    </style:style>
    <style:style style:name="T33" style:family="text">
      <style:text-properties fo:color="#00000a" loext:opacity="100%" style:font-name="Times New Roman" fo:font-size="12pt" fo:language="en" fo:country="US" fo:font-style="italic" style:font-size-asian="12pt" style:language-asian="en" style:country-asian="US" style:font-style-asian="italic" style:font-name-complex="Times New Roman2" style:font-size-complex="12pt" style:language-complex="he" style:country-complex="IL" style:font-style-complex="italic"/>
    </style:style>
    <style:style style:name="T34" style:family="text">
      <style:text-properties fo:color="#00000a" loext:opacity="100%" style:font-name="Times New Roman" fo:font-size="12pt" fo:language="en" fo:country="US" style:font-size-asian="12pt" style:language-asian="en" style:country-asian="US" style:font-name-complex="Times New Roman2" style:font-size-complex="12pt" style:language-complex="he" style:country-complex="IL"/>
    </style:style>
    <style:style style:name="T35" style:family="text">
      <style:text-properties fo:color="#00000a" loext:opacity="100%" style:font-name="Courier New" fo:font-size="10pt" fo:language="en" fo:country="US" fo:font-weight="bold" style:font-size-asian="10pt" style:language-asian="en" style:country-asian="US" style:font-weight-asian="bold" style:font-name-complex="Times New Roman2" style:font-size-complex="10pt" style:language-complex="he" style:country-complex="IL" style:font-weight-complex="bold"/>
    </style:style>
    <style:style style:name="T36" style:family="text">
      <style:text-properties fo:color="#00000a" loext:opacity="100%" style:font-name="Courier New" fo:font-size="10pt" fo:language="en" fo:country="US" fo:font-weight="bold" officeooo:rsid="05f9bc5f" style:font-size-asian="10pt" style:language-asian="en" style:country-asian="US" style:font-weight-asian="bold" style:font-name-complex="Times New Roman2" style:font-size-complex="10pt" style:language-complex="he" style:country-complex="IL" style:font-weight-complex="bold"/>
    </style:style>
    <style:style style:name="T37" style:family="text">
      <style:text-properties fo:color="#00000a" loext:opacity="100%" style:font-name="Courier New" fo:font-size="10pt" fo:language="en" fo:country="US" fo:font-weight="bold" officeooo:rsid="05f6c3b9" style:font-size-asian="10pt" style:language-asian="en" style:country-asian="US" style:font-weight-asian="bold" style:font-name-complex="Times New Roman2" style:font-size-complex="10pt" style:language-complex="he" style:country-complex="IL" style:font-weight-complex="bold"/>
    </style:style>
    <style:style style:name="T38" style:family="text">
      <style:text-properties fo:color="#00000a" loext:opacity="100%" style:font-name="Courier New" fo:font-size="10pt" fo:language="en" fo:country="US" fo:font-weight="bold" officeooo:rsid="05f6cad3" style:font-size-asian="10pt" style:language-asian="en" style:country-asian="US" style:font-weight-asian="bold" style:font-name-complex="Times New Roman2" style:font-size-complex="10pt" style:language-complex="he" style:country-complex="IL" style:font-weight-complex="bold"/>
    </style:style>
    <style:style style:name="T39" style:family="text">
      <style:text-properties fo:color="#00000a" loext:opacity="100%" style:font-name="Courier New" fo:font-size="10pt" fo:language="en" fo:country="US" fo:font-weight="bold" officeooo:rsid="05f88d53" style:font-size-asian="10pt" style:language-asian="en" style:country-asian="US" style:font-weight-asian="bold" style:font-name-complex="Times New Roman2" style:font-size-complex="10pt" style:language-complex="he" style:country-complex="IL" style:font-weight-complex="bold"/>
    </style:style>
    <style:style style:name="T40" style:family="text">
      <style:text-properties fo:color="#00000a" loext:opacity="100%" style:font-name="Courier New" fo:font-size="10pt" fo:language="en" fo:country="US" style:font-size-asian="10pt" style:language-asian="en" style:country-asian="US" style:font-name-complex="Times New Roman2" style:font-size-complex="10pt" style:language-complex="he" style:country-complex="IL"/>
    </style:style>
    <style:style style:name="T41" style:family="text">
      <style:text-properties fo:color="#00000a" loext:opacity="100%" style:font-name="Courier New" fo:font-size="10pt" fo:language="en" fo:country="US" fo:font-style="italic" style:font-size-asian="10pt" style:language-asian="en" style:country-asian="US" style:font-style-asian="italic" style:font-name-complex="Times New Roman2" style:font-size-complex="10pt" style:language-complex="he" style:country-complex="IL" style:font-style-complex="italic"/>
    </style:style>
    <style:style style:name="T42" style:family="text">
      <style:text-properties fo:color="#00000a" loext:opacity="100%" style:font-name="Courier New" fo:font-size="12pt" fo:language="en" fo:country="US" style:font-size-asian="12pt" style:language-asian="en" style:country-asian="US" style:font-name-complex="David CLM1" style:font-size-complex="12pt" style:language-complex="he" style:country-complex="IL"/>
    </style:style>
    <style:style style:name="T43" style:family="text">
      <style:text-properties fo:color="#00000a" loext:opacity="100%" style:font-name="Courier New" fo:font-size="12pt" fo:language="en" fo:country="US" officeooo:rsid="063b196d" style:font-size-asian="12pt" style:language-asian="en" style:country-asian="US" style:font-name-complex="David CLM1" style:font-size-complex="12pt" style:language-complex="he" style:country-complex="IL" style:font-weight-complex="normal"/>
    </style:style>
    <style:style style:name="T44" style:family="text">
      <style:text-properties fo:color="#00000a" loext:opacity="100%" style:font-name="Courier New" fo:font-size="12pt" fo:language="en" fo:country="US" officeooo:rsid="063d5b7a" style:font-size-asian="12pt" style:language-asian="en" style:country-asian="US" style:font-name-complex="David CLM1" style:font-size-complex="12pt" style:language-complex="he" style:country-complex="IL" style:font-weight-complex="normal"/>
    </style:style>
    <style:style style:name="T45" style:family="text">
      <style:text-properties fo:color="#00000a" loext:opacity="100%" style:font-name="Courier New" fo:font-size="12pt" fo:language="en" fo:country="US" officeooo:rsid="06490453" style:font-size-asian="12pt" style:language-asian="en" style:country-asian="US" style:font-name-complex="David CLM1" style:font-size-complex="12pt" style:language-complex="he" style:country-complex="IL" style:font-weight-complex="normal"/>
    </style:style>
    <style:style style:name="T46" style:family="text">
      <style:text-properties fo:color="#00000a" loext:opacity="100%" style:font-name="Courier New" fo:font-size="12pt" fo:language="en" fo:country="US" officeooo:rsid="063efe89" style:font-size-asian="12pt" style:language-asian="en" style:country-asian="US" style:font-name-complex="David CLM1" style:font-size-complex="12pt" style:language-complex="he" style:country-complex="IL"/>
    </style:style>
    <style:style style:name="T47" style:family="text">
      <style:text-properties fo:color="#00000a" loext:opacity="100%" style:font-name="Courier New" fo:font-size="12pt" fo:language="en" fo:country="US" officeooo:rsid="064094a5" style:font-size-asian="12pt" style:language-asian="en" style:country-asian="US" style:font-name-complex="David CLM1" style:font-size-complex="12pt" style:language-complex="he" style:country-complex="IL"/>
    </style:style>
    <style:style style:name="T48" style:family="text">
      <style:text-properties officeooo:rsid="05b888e6"/>
    </style:style>
    <style:style style:name="T49" style:family="text">
      <style:text-properties officeooo:rsid="05e06f12"/>
    </style:style>
    <style:style style:name="T50" style:family="text">
      <style:text-properties officeooo:rsid="05dd60fa"/>
    </style:style>
    <style:style style:name="T51" style:family="text">
      <style:text-properties officeooo:rsid="05f3980c"/>
    </style:style>
    <style:style style:name="T52" style:family="text">
      <style:text-properties officeooo:rsid="05f1b600"/>
    </style:style>
    <style:style style:name="T53" style:family="text">
      <style:text-properties officeooo:rsid="05f3347b"/>
    </style:style>
    <style:style style:name="T54" style:family="text">
      <style:text-properties fo:color="#000080" loext:opacity="100%" style:font-name="DejaVu Sans Mono" fo:font-style="normal" fo:font-weight="bold" style:font-style-asian="normal" style:font-weight-asian="bold"/>
    </style:style>
    <style:style style:name="T55" style:family="text">
      <style:text-properties fo:color="#000080" loext:opacity="100%" style:font-name="DejaVu Sans Mono" fo:font-style="normal" fo:font-weight="normal" style:font-style-asian="normal" style:font-weight-asian="normal"/>
    </style:style>
    <style:style style:name="T56" style:family="text">
      <style:text-properties fo:color="#000080" loext:opacity="100%" style:font-name="DejaVu Sans Mono" fo:font-size="10pt" fo:font-style="normal" fo:font-weight="bold" style:font-size-asian="10pt" style:font-style-asian="normal" style:font-weight-asian="bold" style:font-size-complex="10pt"/>
    </style:style>
    <style:style style:name="T57" style:family="text">
      <style:text-properties fo:color="#000080" loext:opacity="100%" style:font-name="DejaVu Sans Mono" fo:font-size="10pt" fo:font-style="normal" fo:font-weight="normal" style:font-size-asian="10pt" style:font-style-asian="normal" style:font-weight-asian="normal" style:font-size-complex="10pt"/>
    </style:style>
    <style:style style:name="T58" style:family="text">
      <style:text-properties fo:color="#000080" loext:opacity="100%" style:font-name="DejaVu Sans Mono" fo:font-size="11.5pt" fo:font-style="normal" fo:font-weight="bold" style:font-size-asian="11.5pt" style:font-style-asian="normal" style:font-weight-asian="bold"/>
    </style:style>
    <style:style style:name="T59" style:family="text">
      <style:text-properties fo:color="#000000" loext:opacity="100%" style:font-name="DejaVu Sans Mono" fo:font-style="normal" fo:font-weight="normal" style:font-style-asian="normal" style:font-weight-asian="normal"/>
    </style:style>
    <style:style style:name="T60" style:family="text">
      <style:text-properties fo:color="#000000" loext:opacity="100%" style:font-name="DejaVu Sans Mono" fo:font-size="10pt" fo:font-style="normal" fo:font-weight="normal" style:font-size-asian="10pt" style:font-style-asian="normal" style:font-weight-asian="normal" style:font-size-complex="10pt"/>
    </style:style>
    <style:style style:name="T61" style:family="text">
      <style:text-properties fo:color="#000000" loext:opacity="100%" style:font-name="DejaVu Sans Mono" fo:font-size="10pt" fo:font-style="normal" fo:font-weight="normal" officeooo:rsid="05f2b71c" style:font-size-asian="10pt" style:font-style-asian="normal" style:font-weight-asian="normal" style:font-size-complex="10pt"/>
    </style:style>
    <style:style style:name="T62" style:family="text">
      <style:text-properties fo:color="#000000" loext:opacity="100%" style:font-name="DejaVu Sans Mono" fo:font-size="11.5pt" fo:font-style="normal" fo:font-weight="normal" style:font-size-asian="11.5pt" style:font-style-asian="normal" style:font-weight-asian="normal"/>
    </style:style>
    <style:style style:name="T63" style:family="text">
      <style:text-properties fo:color="#000000" loext:opacity="100%" style:font-name="DejaVu Sans Mono" fo:font-size="11.5pt" fo:font-style="normal" fo:font-weight="normal" officeooo:rsid="05ee514d" style:font-size-asian="11.5pt" style:font-style-asian="normal" style:font-weight-asian="normal"/>
    </style:style>
    <style:style style:name="T64" style:family="text">
      <style:text-properties fo:color="#000000" loext:opacity="100%" style:font-name="Monospace" fo:font-size="12pt" fo:font-style="normal" fo:font-weight="normal" officeooo:rsid="06396043" style:font-name-asian="Noto Sans CJK SC Regular" style:font-size-asian="12pt" style:font-style-asian="normal" style:font-weight-asian="normal" style:font-name-complex="Nachlieli CLM1" style:font-size-complex="16pt" style:font-style-complex="normal" style:font-weight-complex="normal"/>
    </style:style>
    <style:style style:name="T65" style:family="text">
      <style:text-properties fo:color="#000000" loext:opacity="100%" style:font-name="Monospace" fo:font-size="12pt" fo:font-style="normal" fo:font-weight="normal" officeooo:rsid="06510b97" style:font-name-asian="Noto Sans CJK SC Regular" style:font-size-asian="12pt" style:font-style-asian="normal" style:font-weight-asian="normal" style:font-name-complex="Nachlieli CLM1" style:font-size-complex="16pt" style:font-style-complex="normal" style:font-weight-complex="normal"/>
    </style:style>
    <style:style style:name="T66" style:family="text">
      <style:text-properties fo:color="#000000" loext:opacity="100%" style:font-name="Monospace" fo:font-size="12pt" fo:language="en" fo:country="US" fo:font-style="normal" fo:font-weight="normal" officeooo:rsid="060c9120" style:font-name-asian="Noto Sans CJK SC Regular" style:font-size-asian="12pt" style:font-style-asian="normal" style:font-weight-asian="normal" style:font-name-complex="Nachlieli CLM1" style:font-size-complex="16pt" style:font-style-complex="normal" style:font-weight-complex="normal"/>
    </style:style>
    <style:style style:name="T67" style:family="text">
      <style:text-properties fo:color="#000000" loext:opacity="100%" style:font-name="Monospace" fo:font-size="12pt" fo:language="en" fo:country="US" fo:font-style="normal" fo:font-weight="normal" officeooo:rsid="064a8d8a" style:font-name-asian="Noto Sans CJK SC Regular" style:font-size-asian="12pt" style:font-style-asian="normal" style:font-weight-asian="normal" style:font-name-complex="Nachlieli CLM1" style:font-size-complex="16pt" style:font-style-complex="normal" style:font-weight-complex="normal"/>
    </style:style>
    <style:style style:name="T68" style:family="text">
      <style:text-properties fo:color="#000000" loext:opacity="100%" style:font-name="Monospace" fo:font-size="12pt" fo:language="en" fo:country="US" fo:font-style="normal" fo:font-weight="normal" officeooo:rsid="06500b23" style:font-name-asian="Noto Sans CJK SC Regular" style:font-size-asian="12pt" style:font-style-asian="normal" style:font-weight-asian="normal" style:font-name-complex="Nachlieli CLM1" style:font-size-complex="16pt" style:font-style-complex="normal" style:font-weight-complex="normal"/>
    </style:style>
    <style:style style:name="T69" style:family="text">
      <style:text-properties fo:color="#b200b2" loext:opacity="100%" style:font-name="DejaVu Sans Mono" fo:font-style="normal" fo:font-weight="normal" style:font-style-asian="normal" style:font-weight-asian="normal"/>
    </style:style>
    <style:style style:name="T70" style:family="text">
      <style:text-properties fo:color="#94558d" loext:opacity="100%" style:font-name="DejaVu Sans Mono" fo:font-style="normal" fo:font-weight="normal" style:font-style-asian="normal" style:font-weight-asian="normal"/>
    </style:style>
    <style:style style:name="T71" style:family="text">
      <style:text-properties fo:color="#94558d" loext:opacity="100%" style:font-name="DejaVu Sans Mono" fo:font-size="10pt" fo:font-style="normal" fo:font-weight="normal" style:font-size-asian="10pt" style:font-style-asian="normal" style:font-weight-asian="normal" style:font-size-complex="10pt"/>
    </style:style>
    <style:style style:name="T72" style:family="text">
      <style:text-properties fo:color="#808080" loext:opacity="100%" style:font-name="DejaVu Sans Mono" fo:font-style="italic" fo:font-weight="normal" style:font-style-asian="italic" style:font-weight-asian="normal"/>
    </style:style>
    <style:style style:name="T73" style:family="text">
      <style:text-properties fo:color="#808080" loext:opacity="100%" style:font-name="DejaVu Sans Mono" fo:font-style="normal" fo:font-weight="bold" style:font-style-asian="normal" style:font-weight-asian="bold"/>
    </style:style>
    <style:style style:name="T74" style:family="text">
      <style:text-properties fo:color="#808080" loext:opacity="100%" style:font-name="DejaVu Sans Mono" fo:font-size="10pt" fo:font-style="italic" fo:font-weight="normal" style:font-size-asian="10pt" style:font-style-asian="italic" style:font-weight-asian="normal" style:font-size-complex="10pt"/>
    </style:style>
    <style:style style:name="T75" style:family="text">
      <style:text-properties fo:color="#808080" loext:opacity="100%" style:font-name="DejaVu Sans Mono" fo:font-size="10pt" fo:font-style="normal" fo:font-weight="bold" style:font-size-asian="10pt" style:font-style-asian="normal" style:font-weight-asian="bold" style:font-size-complex="10pt"/>
    </style:style>
    <style:style style:name="T76" style:family="text">
      <style:text-properties fo:color="#808080" loext:opacity="100%" style:font-name="DejaVu Sans Mono" fo:font-size="11.5pt" fo:font-style="normal" fo:font-weight="normal" style:font-size-asian="11.5pt" style:font-style-asian="normal" style:font-weight-asian="normal"/>
    </style:style>
    <style:style style:name="T77" style:family="text">
      <style:text-properties officeooo:rsid="05f39194"/>
    </style:style>
    <style:style style:name="T78" style:family="text">
      <style:text-properties officeooo:rsid="05fb93e7"/>
    </style:style>
    <style:style style:name="T79" style:family="text">
      <style:text-properties officeooo:rsid="059160cd"/>
    </style:style>
    <style:style style:name="T80" style:family="text">
      <style:text-properties fo:font-weight="bold" style:font-weight-asian="bold" style:font-weight-complex="bold"/>
    </style:style>
    <style:style style:name="T81" style:family="text">
      <style:text-properties fo:font-weight="bold" officeooo:rsid="05c5adee" style:font-weight-asian="bold" style:font-weight-complex="bold"/>
    </style:style>
    <style:style style:name="T82" style:family="text">
      <style:text-properties fo:font-weight="bold" officeooo:rsid="0610e6e9" style:font-weight-asian="bold" style:font-weight-complex="bold"/>
    </style:style>
    <style:style style:name="T83" style:family="text">
      <style:text-properties fo:font-weight="bold" officeooo:rsid="05f3980c" style:font-weight-asian="bold" style:font-weight-complex="bold"/>
    </style:style>
    <style:style style:name="T84" style:family="text">
      <style:text-properties fo:font-weight="bold" officeooo:rsid="06510b97" style:font-weight-asian="bold" style:font-weight-complex="bold"/>
    </style:style>
    <style:style style:name="T85" style:family="text">
      <style:text-properties officeooo:rsid="060de9b5"/>
    </style:style>
    <style:style style:name="T86" style:family="text">
      <style:text-properties officeooo:rsid="060665f4"/>
    </style:style>
    <style:style style:name="T87" style:family="text">
      <style:text-properties style:font-name="Times New Roman1" fo:font-style="italic" officeooo:rsid="058fcc10" style:font-style-asian="italic" style:font-style-complex="italic"/>
    </style:style>
    <style:style style:name="T88" style:family="text">
      <style:text-properties style:font-name="Times New Roman1" fo:font-style="italic" officeooo:rsid="05e3dd26" style:font-style-asian="italic" style:font-style-complex="italic"/>
    </style:style>
    <style:style style:name="T89" style:family="text">
      <style:text-properties style:font-name="Times New Roman1" fo:language="en" fo:country="US" fo:font-style="italic" officeooo:rsid="05e3dd26" style:font-style-asian="italic" style:font-style-complex="italic"/>
    </style:style>
    <style:style style:name="T90" style:family="text">
      <style:text-properties officeooo:rsid="058fcc10"/>
    </style:style>
    <style:style style:name="T91" style:family="text">
      <style:text-properties officeooo:rsid="0610e6e9"/>
    </style:style>
    <style:style style:name="T92" style:family="text">
      <style:text-properties officeooo:rsid="0607004a"/>
    </style:style>
    <style:style style:name="T93" style:family="text">
      <style:text-properties fo:font-size="8pt" style:font-size-asian="8pt" style:font-size-complex="8pt"/>
    </style:style>
    <style:style style:name="T94" style:family="text">
      <style:text-properties officeooo:rsid="0637230e"/>
    </style:style>
    <style:style style:name="T95" style:family="text">
      <style:text-properties officeooo:rsid="0637b815"/>
    </style:style>
    <style:style style:name="T96" style:family="text">
      <style:text-properties officeooo:rsid="061990fe"/>
    </style:style>
    <style:style style:name="T97" style:family="text">
      <style:text-properties officeooo:rsid="05bc1362"/>
    </style:style>
    <style:style style:name="T98" style:family="text">
      <style:text-properties officeooo:rsid="05c2aca5"/>
    </style:style>
    <style:style style:name="T99" style:family="text">
      <style:text-properties officeooo:rsid="05c74c07"/>
    </style:style>
    <style:style style:name="T100" style:family="text">
      <style:text-properties officeooo:rsid="0608ea3c"/>
    </style:style>
    <style:style style:name="T101" style:family="text">
      <style:text-properties officeooo:rsid="05f64772"/>
    </style:style>
    <style:style style:name="T102" style:family="text">
      <style:text-properties officeooo:rsid="05c44172"/>
    </style:style>
    <style:style style:name="T103" style:family="text">
      <style:text-properties officeooo:rsid="05f4d8a2"/>
    </style:style>
    <style:style style:name="T104" style:family="text">
      <style:text-properties officeooo:rsid="05c5adee"/>
    </style:style>
    <style:style style:name="T105" style:family="text">
      <style:text-properties officeooo:rsid="061fac42"/>
    </style:style>
    <style:style style:name="T106" style:family="text">
      <style:text-properties style:text-position="sub 58%"/>
    </style:style>
    <style:style style:name="T107" style:family="text">
      <style:text-properties style:text-position="sub 58%" style:font-name="Times New Roman1" fo:language="en" fo:country="US" fo:font-style="italic" officeooo:rsid="05e3dd26" style:font-style-asian="italic" style:font-style-complex="italic"/>
    </style:style>
    <style:style style:name="T108" style:family="text">
      <style:text-properties style:text-position="sub 58%" style:font-name="Times New Roman1" fo:font-style="italic" officeooo:rsid="05e3dd26" style:font-style-asian="italic" style:font-style-complex="italic"/>
    </style:style>
    <style:style style:name="T109" style:family="text">
      <style:text-properties style:text-position="sub 58%" fo:font-weight="normal" style:font-weight-asian="normal" style:font-weight-complex="normal"/>
    </style:style>
    <style:style style:name="T110" style:family="text">
      <style:text-properties style:text-position="sub 58%" fo:language="en" fo:country="US"/>
    </style:style>
    <style:style style:name="T111" style:family="text">
      <style:text-properties style:text-position="sub 58%" fo:language="en" fo:country="US" officeooo:rsid="0656e4aa"/>
    </style:style>
    <style:style style:name="T112" style:family="text">
      <style:text-properties officeooo:rsid="05b6bed9"/>
    </style:style>
    <style:style style:name="T113" style:family="text">
      <style:text-properties officeooo:rsid="0629e301"/>
    </style:style>
    <style:style style:name="T114" style:family="text">
      <style:text-properties officeooo:rsid="0615b090"/>
    </style:style>
    <style:style style:name="T115" style:family="text">
      <style:text-properties fo:font-style="italic" style:font-style-asian="italic" style:font-style-complex="italic"/>
    </style:style>
    <style:style style:name="T116" style:family="text">
      <style:text-properties fo:font-style="italic" officeooo:rsid="05984f9a" style:font-style-asian="italic" style:font-style-complex="italic"/>
    </style:style>
    <style:style style:name="T117" style:family="text">
      <style:text-properties fo:font-style="italic" officeooo:rsid="05e3dd26" style:font-style-asian="italic" style:font-style-complex="italic"/>
    </style:style>
    <style:style style:name="T118" style:family="text">
      <style:text-properties officeooo:rsid="063efe89"/>
    </style:style>
    <style:style style:name="T119" style:family="text">
      <style:text-properties officeooo:rsid="05b131eb"/>
    </style:style>
    <style:style style:name="T120" style:family="text">
      <style:text-properties officeooo:rsid="0642e5d0"/>
    </style:style>
    <style:style style:name="T121" style:family="text">
      <style:text-properties officeooo:rsid="05d8b071"/>
    </style:style>
    <style:style style:name="T122" style:family="text">
      <style:text-properties fo:font-size="10pt" style:font-size-asian="10pt" style:font-size-complex="10pt"/>
    </style:style>
    <style:style style:name="T123" style:family="text">
      <style:text-properties officeooo:rsid="06396043"/>
    </style:style>
    <style:style style:name="T124" style:family="text">
      <style:text-properties officeooo:rsid="05ee514d"/>
    </style:style>
    <style:style style:name="T125" style:family="text">
      <style:text-properties officeooo:rsid="06396fbd"/>
    </style:style>
    <style:style style:name="T126" style:family="text">
      <style:text-properties officeooo:rsid="06387df2"/>
    </style:style>
    <style:style style:name="T127" style:family="text">
      <style:text-properties officeooo:rsid="063a5131"/>
    </style:style>
    <style:style style:name="T128" style:family="text">
      <style:text-properties officeooo:rsid="063cefd9"/>
    </style:style>
    <style:style style:name="T129" style:family="text">
      <style:text-properties officeooo:rsid="063ee397"/>
    </style:style>
    <style:style style:name="T130" style:family="text">
      <style:text-properties fo:font-weight="normal" officeooo:rsid="0610e6e9" style:font-weight-asian="normal" style:font-weight-complex="normal"/>
    </style:style>
    <style:style style:name="T131" style:family="text">
      <style:text-properties fo:font-weight="normal" officeooo:rsid="064040d1" style:font-weight-asian="normal" style:font-weight-complex="normal"/>
    </style:style>
    <style:style style:name="T132" style:family="text">
      <style:text-properties officeooo:rsid="06421c22"/>
    </style:style>
    <style:style style:name="T133" style:family="text">
      <style:text-properties officeooo:rsid="064d4a21"/>
    </style:style>
    <style:style style:name="T134" style:family="text">
      <style:text-properties officeooo:rsid="0653df12"/>
    </style:style>
    <style:style style:name="T135" style:family="text">
      <style:text-properties officeooo:rsid="06561c52"/>
    </style:style>
    <style:style style:name="T136" style:family="text">
      <style:text-properties officeooo:rsid="05cf6a63"/>
    </style:style>
    <style:style style:name="T137" style:family="text">
      <style:text-properties officeooo:rsid="06230541"/>
    </style:style>
    <style:style style:name="T138" style:family="text">
      <style:text-properties officeooo:rsid="06283c27"/>
    </style:style>
    <style:style style:name="T139" style:family="text">
      <style:text-properties officeooo:rsid="062571fe"/>
    </style:style>
    <style:style style:name="T140" style:family="text">
      <style:text-properties officeooo:rsid="0626940b"/>
    </style:style>
    <style:style style:name="T141" style:family="text">
      <style:text-properties officeooo:rsid="06468e88"/>
    </style:style>
    <style:style style:name="T142" style:family="text">
      <style:text-properties officeooo:rsid="064b839f"/>
    </style:style>
    <style:style style:name="T143" style:family="text">
      <style:text-properties officeooo:rsid="065e3321"/>
    </style:style>
    <style:style style:name="T144" style:family="text">
      <style:text-properties officeooo:rsid="05f90b3a"/>
    </style:style>
    <style:style style:name="T145" style:family="text">
      <style:text-properties officeooo:rsid="064ca031"/>
    </style:style>
    <style:style style:name="T146" style:family="text">
      <style:text-properties officeooo:rsid="0637f052"/>
    </style:style>
    <style:style style:name="T147" style:family="text">
      <style:text-properties officeooo:rsid="0565f2dc"/>
    </style:style>
    <style:style style:name="T148" style:family="text">
      <style:text-properties officeooo:rsid="057bda9f"/>
    </style:style>
    <style:style style:name="T149" style:family="text">
      <style:text-properties officeooo:rsid="057ca7f2"/>
    </style:style>
    <style:style style:name="T150" style:family="text">
      <style:text-properties officeooo:rsid="05e3dd26"/>
    </style:style>
    <style:style style:name="T151" style:family="text">
      <style:text-properties officeooo:rsid="04af6545"/>
    </style:style>
    <style:style style:name="T152" style:family="text">
      <style:text-properties style:font-name="Monospace" style:font-size-asian="10.5pt" style:font-name-complex="David CLM" style:font-weight-complex="normal"/>
    </style:style>
    <style:style style:name="T153" style:family="text">
      <style:text-properties style:font-name="Monospace" officeooo:rsid="063b196d" style:font-size-asian="10.5pt" style:font-name-complex="David CLM" style:font-weight-complex="normal"/>
    </style:style>
    <style:style style:name="T154" style:family="text">
      <style:text-properties style:font-name="Monospace" officeooo:rsid="063c6673" style:font-size-asian="10.5pt" style:font-name-complex="David CLM" style:font-weight-complex="normal"/>
    </style:style>
    <style:style style:name="T155" style:family="text">
      <style:text-properties style:font-name="Monospace" officeooo:rsid="063d5b7a" style:font-size-asian="10.5pt" style:font-name-complex="David CLM" style:font-weight-complex="normal"/>
    </style:style>
    <style:style style:name="T156" style:family="text">
      <style:text-properties style:font-name="Monospace" officeooo:rsid="06510b97" style:font-size-asian="10.5pt" style:font-name-complex="David CLM" style:font-weight-complex="normal"/>
    </style:style>
    <style:style style:name="T157" style:family="text">
      <style:text-properties style:font-name="Monospace" officeooo:rsid="065ee08a" style:font-size-asian="10.5pt" style:font-name-complex="David CLM" style:font-weight-complex="normal"/>
    </style:style>
    <style:style style:name="T158" style:family="text">
      <style:text-properties style:font-name="Monospace" officeooo:rsid="06562ed8" style:font-size-asian="10.5pt" style:font-name-complex="David CLM" style:font-weight-complex="normal"/>
    </style:style>
    <style:style style:name="T159" style:family="text">
      <style:text-properties style:font-name="Monospace" officeooo:rsid="065c4e08" style:font-size-asian="10.5pt" style:font-name-complex="David CLM" style:font-weight-complex="normal"/>
    </style:style>
    <style:style style:name="T160" style:family="text">
      <style:text-properties style:font-name="Monospace" fo:font-style="normal" officeooo:rsid="063b196d" style:font-size-asian="10.5pt" style:font-style-asian="normal" style:font-name-complex="David CLM" style:font-style-complex="normal" style:font-weight-complex="normal"/>
    </style:style>
    <style:style style:name="T161" style:family="text">
      <style:text-properties style:font-name="Monospace" fo:font-style="normal" officeooo:rsid="06553dac" style:font-size-asian="10.5pt" style:font-style-asian="normal" style:font-name-complex="David CLM" style:font-style-complex="normal" style:font-weight-complex="normal"/>
    </style:style>
    <style:style style:name="T162" style:family="text">
      <style:text-properties style:font-name="Monospace" fo:font-style="normal" officeooo:rsid="0668df40" style:font-size-asian="10.5pt" style:font-style-asian="normal" style:font-name-complex="David CLM" style:font-style-complex="normal" style:font-weight-complex="normal"/>
    </style:style>
    <style:style style:name="T163" style:family="text">
      <style:text-properties style:font-name="Monospace" fo:font-style="normal" officeooo:rsid="066d9dbe" style:font-size-asian="10.5pt" style:font-style-asian="normal" style:font-name-complex="David CLM" style:font-style-complex="normal" style:font-weight-complex="normal"/>
    </style:style>
    <style:style style:name="T164" style:family="text">
      <style:text-properties style:font-name="Monospace" fo:font-style="normal" officeooo:rsid="066c6a83" style:font-size-asian="10.5pt" style:font-style-asian="normal" style:font-name-complex="David CLM" style:font-style-complex="normal" style:font-weight-complex="normal"/>
    </style:style>
    <style:style style:name="T165" style:family="text">
      <style:text-properties style:font-name="Monospace" fo:font-style="normal" officeooo:rsid="06562ed8" style:font-size-asian="10.5pt" style:font-style-asian="normal" style:font-name-complex="David CLM" style:font-style-complex="normal" style:font-weight-complex="normal"/>
    </style:style>
    <style:style style:name="T166" style:family="text">
      <style:text-properties style:font-name="Monospace" fo:font-style="normal" officeooo:rsid="06563a83" style:font-size-asian="10.5pt" style:font-style-asian="normal" style:font-name-complex="David CLM" style:font-style-complex="normal" style:font-weight-complex="normal"/>
    </style:style>
    <style:style style:name="T167" style:family="text">
      <style:text-properties style:font-name="Monospace" fo:font-style="normal" officeooo:rsid="066a746e" style:font-size-asian="10.5pt" style:font-style-asian="normal" style:font-name-complex="David CLM" style:font-style-complex="normal" style:font-weight-complex="normal"/>
    </style:style>
    <style:style style:name="T168" style:family="text">
      <style:text-properties style:font-name="Monospace" fo:font-style="normal" officeooo:rsid="06577a5e" style:font-size-asian="10.5pt" style:font-style-asian="normal" style:font-name-complex="David CLM" style:font-style-complex="normal" style:font-weight-complex="normal"/>
    </style:style>
    <style:style style:name="T169" style:family="text">
      <style:text-properties style:font-name="Monospace" fo:font-style="normal" officeooo:rsid="065c4e08" style:font-size-asian="10.5pt" style:font-style-asian="normal" style:font-name-complex="David CLM" style:font-style-complex="normal" style:font-weight-complex="normal"/>
    </style:style>
    <style:style style:name="T170" style:family="text">
      <style:text-properties style:font-name="Monospace" fo:font-style="normal" officeooo:rsid="0658a543" style:font-size-asian="10.5pt" style:font-style-asian="normal" style:font-name-complex="David CLM" style:font-style-complex="normal" style:font-weight-complex="normal"/>
    </style:style>
    <style:style style:name="T171" style:family="text">
      <style:text-properties style:font-name="Monospace" fo:font-style="normal" officeooo:rsid="066ec9f2" style:font-size-asian="10.5pt" style:font-style-asian="normal" style:font-name-complex="David CLM" style:font-style-complex="normal" style:font-weight-complex="normal"/>
    </style:style>
    <style:style style:name="T172" style:family="text">
      <style:text-properties style:font-name="Monospace" fo:font-style="normal" officeooo:rsid="06653850" style:font-size-asian="10.5pt" style:font-style-asian="normal" style:font-name-complex="David CLM" style:font-style-complex="normal" style:font-weight-complex="normal"/>
    </style:style>
    <style:style style:name="T173" style:family="text">
      <style:text-properties style:font-name="Monospace" fo:font-style="normal" officeooo:rsid="065ee08a" style:font-size-asian="10.5pt" style:font-style-asian="normal" style:font-name-complex="David CLM" style:font-style-complex="normal" style:font-weight-complex="normal"/>
    </style:style>
    <style:style style:name="T174" style:family="text">
      <style:text-properties style:font-name="Monospace" fo:font-style="normal" officeooo:rsid="06510b97" style:font-size-asian="10.5pt" style:font-style-asian="normal" style:font-name-complex="David CLM" style:font-style-complex="normal" style:font-weight-complex="normal"/>
    </style:style>
    <style:style style:name="T175" style:family="text">
      <style:text-properties style:font-name="Monospace" fo:font-style="normal" officeooo:rsid="067022cc" style:font-size-asian="10.5pt" style:font-style-asian="normal" style:font-name-complex="David CLM" style:font-style-complex="normal" style:font-weight-complex="normal"/>
    </style:style>
    <style:style style:name="T176" style:family="text">
      <style:text-properties style:font-name="Monospace" fo:font-style="normal" officeooo:rsid="066102cc" style:font-size-asian="10.5pt" style:font-style-asian="normal" style:font-name-complex="David CLM" style:font-style-complex="normal" style:font-weight-complex="normal"/>
    </style:style>
    <style:style style:name="T177" style:family="text">
      <style:text-properties style:font-name="Monospace" fo:font-style="normal" officeooo:rsid="066464fd" style:font-size-asian="10.5pt" style:font-style-asian="normal" style:font-name-complex="David CLM" style:font-style-complex="normal" style:font-weight-complex="normal"/>
    </style:style>
    <style:style style:name="T178" style:family="text">
      <style:text-properties style:font-name="Monospace" fo:font-style="normal" officeooo:rsid="06710989" style:font-size-asian="10.5pt" style:font-style-asian="normal" style:font-name-complex="David CLM" style:font-style-complex="normal" style:font-weight-complex="normal"/>
    </style:style>
    <style:style style:name="T179" style:family="text">
      <style:text-properties style:font-name="Monospace" fo:font-style="normal" fo:font-weight="normal" officeooo:rsid="06653850" style:font-size-asian="10.5pt" style:font-style-asian="normal" style:font-weight-asian="normal" style:font-name-complex="David CLM" style:font-style-complex="normal" style:font-weight-complex="normal"/>
    </style:style>
    <style:style style:name="T180" style:family="text">
      <style:text-properties style:font-name="Monospace" fo:font-style="normal" fo:font-weight="bold" officeooo:rsid="06653850" style:font-size-asian="10.5pt" style:font-style-asian="normal" style:font-weight-asian="bold" style:font-name-complex="David CLM" style:font-style-complex="normal" style:font-weight-complex="bold"/>
    </style:style>
    <style:style style:name="T181" style:family="text">
      <style:text-properties style:font-name="Monospace" fo:language="en" fo:country="US" fo:font-style="normal" fo:font-weight="normal" officeooo:rsid="06653850" style:font-size-asian="10.5pt" style:font-style-asian="normal" style:font-weight-asian="normal" style:font-name-complex="David CLM" style:font-style-complex="normal" style:font-weight-complex="normal"/>
    </style:style>
    <style:style style:name="T182" style:family="text">
      <style:text-properties officeooo:rsid="063d5b7a" style:font-weight-complex="normal"/>
    </style:style>
    <style:style style:name="T183" style:family="text">
      <style:text-properties style:text-underline-style="none" officeooo:rsid="063d5b7a" style:font-weight-complex="normal"/>
    </style:style>
    <style:style style:name="T184" style:family="text">
      <style:text-properties officeooo:rsid="06510b97"/>
    </style:style>
    <style:style style:name="T185" style:family="text">
      <style:text-properties officeooo:rsid="06601b52"/>
    </style:style>
    <style:style style:name="T186" style:family="text">
      <style:text-properties officeooo:rsid="0658a543"/>
    </style:style>
    <style:style style:name="T187" style:family="text">
      <style:text-properties officeooo:rsid="06653850"/>
    </style:style>
    <style:style style:name="T188" style:family="text">
      <style:text-properties officeooo:rsid="065ee08a"/>
    </style:style>
    <style:style style:name="T189" style:family="text">
      <style:text-properties officeooo:rsid="05ccb8c6"/>
    </style:style>
    <style:style style:name="T190" style:family="text">
      <style:text-properties officeooo:rsid="06129fee"/>
    </style:style>
    <style:style style:name="T191" style:family="text">
      <style:text-properties officeooo:rsid="06550251"/>
    </style:style>
    <style:style style:name="T192" style:family="text">
      <style:text-properties officeooo:rsid="064a8d8a"/>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3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none" draw:textarea-horizontal-align="justify" draw:textarea-vertical-align="middle" draw:auto-grow-height="false" fo:min-height="0.2528in" fo:min-width="0.4783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none" draw:textarea-horizontal-align="justify" draw:textarea-vertical-align="middle" draw:auto-grow-height="false" fo:min-height="0.2528in" fo:min-width="0.479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2" text:outline-level="1">מטלה - חלוקה הוגנת של קרקעות ועוגות - <text:span text:style-name="T2">תוספת</text:span></text:h>
      <text:p text:style-name="Heading_20_2">שאלה. <text:s/>חלוקה הוגנת של חשמל</text:p>
      <text:p text:style-name="P6"><text:span text:style-name="T31">בכפר קטן באפריקה יש </text:span><text:span text:style-name="T33">n</text:span><text:span text:style-name="T31"> תושבים. צריכת החשמל של כל תושב בכל רגע היא </text:span><text:span text:style-name="T34">1</text:span><text:span text:style-name="T31"> קילוואט. תחנת הכוח של הכפר מספקת רק </text:span><text:span text:style-name="T33">n</text:span><text:span text:style-name="T34">-1</text:span><text:span text:style-name="T31"> קילוואט. לתושבי הכפר יש צרכים שונים והעדפות שונות לגבי החשמל, למשל: לחלק מהתושבים חשוב מאד שיהיה חשמל בלילה כי זה בדיוק הזמן שהם יושבים וכותבים שירים לאור המנורה; לתושבים אחרים חשוב חשמל דווקא בצהריים כי אז הם עושים כביסה; וכו'. <text:s text:c="4"/>עיזרו לחברת החשמל המקומית להחליט איך לחלק את החשמל בצורה הוגנת בין התושבים!</text:span></text:p>
      <text:p text:style-name="P11">ההעדפות של כל תושב מיוצגות ע"י המחלקה הבאה:</text:p>
      <text:p text:style-name="P19">class Person:</text:p>
      <text:p text:style-name="P16"><text:span text:style-name="T40"><text:tab/></text:span><text:span text:style-name="T37">def </text:span><text:span text:style-name="T35">importance(</text:span><text:span text:style-name="T38">self, </text:span><text:span text:style-name="T35">fromTime:float, toTime:float) → float</text:span><text:span text:style-name="T37">:</text:span></text:p>
      <text:p text:style-name="P15"><text:span text:style-name="T40"><text:s text:c="9"/></text:span><text:span text:style-name="T41">// INPUT: a time-interval, given in hours since midnight. fromTime and toTime are floats between 0 and 24. E.g, (fromTime=11,toTime=14) represents the time-interval between 11:00 AM and 14:00 PM.</text:span></text:p>
      <text:p text:style-name="P20"><text:s text:c="9"/>// OUTPUT: a positive number that says how important it is for the person to receive electricity in this time-interval.</text:p>
      <text:p text:style-name="P17"><text:span text:style-name="T40"><text:s text:c="5"/></text:span><text:span text:style-name="T38">def </text:span><text:span text:style-name="T35">cut(</text:span><text:span text:style-name="T38">self, </text:span><text:span text:style-name="T35">fromTime:float, toTime:</text:span><text:span text:style-name="T38">float</text:span><text:span text:style-name="T35">, fraction:float) → float</text:span><text:span text:style-name="T38">:</text:span></text:p>
      <text:p text:style-name="P15"><text:span text:style-name="T40"><text:s text:c="9"/></text:span><text:span text:style-name="T41">// INPUT: a time-interval, as above, and a fraction in [0,1].</text:span></text:p>
      <text:p text:style-name="P20"><text:s text:c="9"/>// OUTPUT: a number between fromTime and toTime, that cuts the interval according to the given fraction, i.e, importance(fromTime,half)=fraction * importance(fromTime,toTime).</text:p>
      <text:p text:style-name="P19"/>
      <text:p text:style-name="P8"/>
      <text:p text:style-name="P11">תוכנית לחלוקת חשמל בין אנשים מיוצגת ע"י אוסף של עצמים מהמחלקה הבאה - המייצגת אינטרוול זמן ואת האינדקסים של האנשים המחוברים לחשמל באותו זמן:</text:p>
      <text:p text:style-name="P15"><text:span text:style-name="T39">class</text:span><text:span text:style-name="T35"> TimeInterval:</text:span></text:p>
      <text:p text:style-name="P18"><text:span text:style-name="T35"><text:s text:c="7"/>fromTime:</text:span><text:span text:style-name="T39">float</text:span></text:p>
      <text:p text:style-name="P18"><text:span text:style-name="T39"><text:tab/> </text:span><text:span text:style-name="T35">toTime:float </text:span></text:p>
      <text:p text:style-name="P15"><text:span text:style-name="T35"><text:s text:c="7"/>peopleWithElectricity:</text:span><text:span text:style-name="T39">Set[int]</text:span></text:p>
      <text:p text:style-name="P19"/>
      <text:p text:style-name="P6"><text:span text:style-name="T31">א. כיתבו הגדרה לחלוקה פרופורציונלית של חשמל בין התושבים. הסבירו מדוע ההגדרה שלכם הגיונית. <text:s text:c="3"/>כיתבו </text:span><text:bookmark-start text:name="__DdeLink__464_801179864"/><text:span text:style-name="T31">פונקציה </text:span><text:span text:style-name="T32">בפייתון </text:span><text:span text:style-name="T31">המקבלת חלוקה (וקטור של אינטרוולים) ומחזירה "אמת" אם החלוקה היא פרופורציונלית</text:span><text:span text:style-name="T34">. </text:span></text:p>
      <text:p text:style-name="P21"><text:span text:style-name="T36">def </text:span><text:span text:style-name="T35">isProportional(village:</text:span><text:span text:style-name="T36">List[Person]</text:span><text:span text:style-name="T35">, division:</text:span><text:span text:style-name="T36">List[</text:span><text:span text:style-name="T35">TimeInterval]) →</text:span><text:span text:style-name="T36"> bool:...</text:span></text:p>
      <text:p text:style-name="P11">ניתן להניח שיש לכם ב"חינם" פונקציות בסיסיות על מערכים, כגון: חיפוש.</text:p>
      <text:p text:style-name="P7"><text:span text:style-name="T31">ב. כיתבו פונקציה </text:span><text:span text:style-name="T32">בפייתון </text:span><text:span text:style-name="T31">המקבלת אוסף של אנשים ומחזירה חלוקה פרופורציונלית:</text:span></text:p>
      <text:p text:style-name="P21"><text:span text:style-name="T36">def </text:span><text:span text:style-name="T35">getProportionalDivision(</text:span><text:span text:style-name="T36">List[</text:span><text:span text:style-name="T35">Person] village) →</text:span><text:span text:style-name="T36"> List[TimeInterval]:..</text:span></text:p>
      <text:p text:style-name="P6"><text:span text:style-name="T31">ג</text:span><text:span text:style-name="T34">. </text:span><text:span text:style-name="T31">הדגימו את פעולת הפונקציה מהסעיף הקודם על כפר ובו </text:span><text:span text:style-name="T34">5 </text:span><text:span text:style-name="T31">תושבים</text:span><text:span text:style-name="T34">.</text:span><text:bookmark-end text:name="__DdeLink__464_801179864"/></text:p>
      <text:p text:style-name="P22"><text:soft-page-break/></text:p>
      <text:p text:style-name="P91"/>
      <text:p text:style-name="P84"><text:span text:style-name="T151">שאלה </text:span><text:span text:style-name="T128">2</text:span><text:span text:style-name="T151">: </text:span><text:span text:style-name="T129">חלוקת תורנות קשירה וללא קנאה</text:span></text:p>
      <text:p text:style-name="P103">אמא ואבא נסעו לנופש, והשאירו את <text:span text:style-name="T87">n</text:span> ילדיהם <text:span text:style-name="T90">הגדולים </text:span>לשמור על <text:span text:style-name="T90">התינוקת ה-1+</text:span><text:span text:style-name="T87">n</text:span><text:span text:style-name="T90">.</text:span> <text:span text:style-name="T91">הם מעוניינים לחלק ביניהם את זמן השמירה </text:span><text:span text:style-name="T82">ללא קנאה</text:span><text:span text:style-name="T91">, כך שכל ילד יקבל משמרת </text:span><text:span text:style-name="T82">רציפה</text:span><text:span text:style-name="T130"> </text:span><text:span text:style-name="T131">(קשירה). </text:span><text:span text:style-name="T91">הניחו שהילדים </text:span><text:span text:style-name="T82">לא אוהבים </text:span><text:span text:style-name="T91">לשמור – כל אחד רוצה לשמור כמה שפחות. </text:span></text:p>
      <text:p text:style-name="P104">הסבירו איך אפשר להכליל את אלגוריתם <text:span text:style-name="T132">הסימפלקסונים</text:span><text:span text:style-name="T19"> </text:span>של סימונס וסו למצב זה <text:span text:style-name="T20">(למצוא חלוקה כמעט ללא-קנאה - עד-כדי שניה אחת)</text:span>. <text:s/>הוכיחו את נכונות האלגוריתם עבור <text:span text:style-name="T12">n=3</text:span><text:span text:style-name="T1">.</text:span></text:p>
      <text:p text:style-name="P22">שאלה: <text:span text:style-name="T48">חלוקת תורנויות ללא קנאה</text:span></text:p>
      <text:p text:style-name="P34">אמא ואבא נסעו לנופש<text:span text:style-name="T49"> וכו', כמו בשאלה 2. </text:span></text:p>
      <text:p text:style-name="P37">א. תארו אלגוריתם שבו כל אחד <text:span text:style-name="T50">מהילדים </text:span>מקבל <text:span text:style-name="T50">תורנות רצופה, והחלוקה היא </text:span>ללא-קנאה-בקירוב (עד כדי <text:span text:style-name="T50">שניה אחת</text:span>).</text:p>
      <text:p text:style-name="P37">ב. תנו דוגמה הממחישה את פעולת האלגוריתם<text:span text:style-name="T49"> של סעיף א</text:span>.</text:p>
      <text:p text:style-name="P88"/>
      <text:p text:style-name="P87">שאלה <text:span text:style-name="T136">2</text:span>: <text:span text:style-name="T67">חלוק</text:span><text:span text:style-name="T68">ה הוגנת עם ערכים שליליים</text:span></text:p>
      <text:p text:style-name="P108">קבוצה של <text:span text:style-name="T1">n אורחים הגיעו למסיבת יום-הולדת וקיבלו עוגה. העוגה נשרפה בתנור – אבל האורחים עדיין חייבים לאכול את העוגה כדי שלא להעליב את המארחים. כמובן, כל אחד מהאורחים מעדיף לאכול כמה שפחות עוגה, אבל יש להם העדפות שונות לגבי כמה כל אחד מהחלקים בעוגה הוא גרוע (לדוגמה, יש כאלה ששונאים יותר דובדבנים שרופים, ויש כאלה ששונאים יותר קרם שוקולד שרוף, </text:span><text:span text:style-name="T30">וכו’</text:span><text:span text:style-name="T1">).</text:span></text:p>
      <text:p text:style-name="P109"><text:span text:style-name="T192">א</text:span>. <text:span text:style-name="T140">הסבירו למה אלגוריתם "</text:span><text:span text:style-name="T192">המפחית האחרון" אינו עובד במקרה זה. הסבירו איך לתקן אותו כך שייתן חלוקה פרופורציונלית.</text:span></text:p>
      <text:p text:style-name="P122">ב. הסבירו למה אלגוריתם "אבן פז" אינו עובד במקרה זה. הסבירו איך לתקן אותו כך שייתן חלוקה פרופורציונלית.</text:p>
      <text:p text:style-name="P123"/>
      <text:p text:style-name="P23">שאלה: <text:span text:style-name="T48">חלוקה פרופורציונלית בשני מימדים</text:span></text:p>
      <text:p text:style-name="P38">א. נתונה חלקת-אדמה בצורת מלבן. תארו אלגוריתם הנותן חלוקה פרופורציונלית של העוגה בין n אנשים, כך שכל אחד מקבל מלבן.</text:p>
      <text:p text:style-name="P106"><text:span text:style-name="T190">ב. </text:span><text:span text:style-name="T51">נתונה חלקת-אדמה בצורת ריבוע. יש לחלק אותה בין שני אנשים, כך שכל אחד יקבל </text:span><text:span text:style-name="T83">ריבוע.</text:span><text:span text:style-name="T191"> הראו דוגמה שבה לא קיימת חלוקה פרופורציונלית.</text:span></text:p>
      <text:p text:style-name="P107">* <text:span text:style-name="T190">ג</text:span>. <text:span text:style-name="T135">תארו אלגוריתם המוצא חלוקה "חצי פרופורציונלית" לשני אנשים, כלומר, </text:span><text:span text:style-name="T22">כל שחקן i מקבל <text:line-break/>ריבוע X</text:span><text:span text:style-name="T111">i</text:span><text:span text:style-name="T22"> ששוויו לפחות רבע מהעוגה כולה:</text:span></text:p>
      <text:p text:style-name="P121"><text:span text:style-name="T1">V</text:span><text:span text:style-name="T110">i</text:span><text:span text:style-name="T1">(X</text:span><text:span text:style-name="T110">i</text:span><text:span text:style-name="T1">) &gt;= V</text:span><text:span text:style-name="T110">i</text:span><text:span text:style-name="T1">(C) / 4</text:span></text:p>
      <text:p text:style-name="P92">הוכיחו את נכונות האלגוריתם.</text:p>
      <text:p text:style-name="P105"/>
      <text:p text:style-name="P73"/>
      <text:p text:style-name="P26">שאלה<text:span text:style-name="T52">: תיכנות – סימפלקס החלוקות</text:span></text:p>
      <text:p text:style-name="P40">ניתן לייצג פונקציית-הערך של שחקן ע"י רשימה של מספרים, המייצגים את הערך של השחקן לכל חלק מהעוגה. למשל, אם העוגה היא הקטע [0,1], אז הרשימה 5,2,9,4 משמעה שהשחקן מעריך את הרבע השמאלי של העוגה [0,0.25] כ- 5, הרבע הבא [0.25,0.5] כ- 2, וכו'.</text:p>
      <text:p text:style-name="P40">א. <text:span text:style-name="T53">נתונה המחלקה הבאה, המאותחלת ע"י רשימה של מספרים כנ"ל. השלימו את הפונקציה eval.</text:span></text:p>
      <text:p text:style-name="P68"><text:span text:style-name="T54">class </text:span><text:span text:style-name="T59">Agent:</text:span><text:line-break/><text:line-break/><text:span text:style-name="T59"> <text:s text:c="3"/></text:span><text:span text:style-name="T54">def </text:span><text:span text:style-name="T69">__init__</text:span><text:span text:style-name="T59">(</text:span><text:span text:style-name="T70">self</text:span><text:span text:style-name="T59">, values:</text:span><text:span text:style-name="T55">list</text:span><text:span text:style-name="T59">):</text:span><text:line-break/><text:span text:style-name="T59"> <text:s text:c="7"/></text:span><text:span text:style-name="T72">"""</text:span><text:line-break/><text:span text:style-name="T72"> <text:s text:c="7"/>Initialize an agent with piecewise-constant valuations </text:span></text:p>
      <text:p text:style-name="P68"><text:span text:style-name="T72"><text:s text:c="19"/>over a 1-dimensional cake.</text:span><text:line-break/><text:span text:style-name="T72"> <text:s text:c="7"/></text:span><text:span text:style-name="T73">:param</text:span><text:span text:style-name="T72"> values: <text:s/>The values of the agent to the regions of the cake.</text:span><text:line-break/><text:span text:style-name="T72"> <text:s text:c="7"/>"""</text:span><text:line-break/><text:span text:style-name="T72"> <text:s text:c="7"/></text:span><text:span text:style-name="T70">self</text:span><text:span text:style-name="T59">.values = values</text:span><text:line-break/><text:line-break/><text:line-break/><text:span text:style-name="T59"> <text:s text:c="3"/></text:span><text:span text:style-name="T54">def </text:span><text:span text:style-name="T59">eval(</text:span><text:span text:style-name="T70">self</text:span><text:span text:style-name="T59">, x:</text:span><text:span text:style-name="T55">float</text:span><text:span text:style-name="T59">, y:</text:span><text:span text:style-name="T55">float</text:span><text:span text:style-name="T59">)-&gt;</text:span><text:span text:style-name="T55">float</text:span><text:span text:style-name="T59">:</text:span><text:line-break/><text:span text:style-name="T59"> <text:s text:c="7"/></text:span><text:span text:style-name="T72">"""</text:span><text:line-break/><text:span text:style-name="T72"> <text:s text:c="7"/></text:span><text:span text:style-name="T73">:param</text:span><text:span text:style-name="T72"> <text:s text:c="3"/>x,y: positive numbers representing locations on the cake.</text:span><text:line-break/><text:span text:style-name="T72"> <text:s text:c="7"/></text:span><text:span text:style-name="T73">:return</text:span><text:span text:style-name="T72">: <text:s/>v: the value of the piece [x,y] for the agent.</text:span><text:line-break/><text:span text:style-name="T72"> <text:s text:c="7"/>"""</text:span><text:line-break/></text:p>
      <text:p text:style-name="P68"/>
      <text:p text:style-name="P70"/>
      <text:p text:style-name="P2">ב. <text:span text:style-name="T77">כיתבו פונקציה המקבלת כקלט משתנה מסוג Agent כנ"ל, ומציירת את סימפלקס החלוקות הדו-ממדי בצבעים, כאשר:</text:span></text:p>
      <text:list xml:id="list2156943241" text:style-name="L1">
        <text:list-item>
          <text:p text:style-name="P110">כל נקודה שבה השחקן רוצה את פרוסה מס' 1 מסומנת באדום;</text:p>
        </text:list-item>
        <text:list-item>
          <text:p text:style-name="P110"><text:soft-page-break/>כל נקודה שבה השחקן רוצה את פרוסה מס' 2 מסומנת בירוק;</text:p>
        </text:list-item>
        <text:list-item>
          <text:p text:style-name="P110">כל נקודה שבה השחקן רוצה את פרוסה מס' 3 מסומנת בכחול.</text:p>
        </text:list-item>
      </text:list>
      <text:p text:style-name="P9"/>
      <text:p text:style-name="P9"/>
      <text:p text:style-name="P27">שאלה: <text:span text:style-name="T79">שינוי חלוקה קיימת</text:span></text:p>
      <text:p text:style-name="P41"><text:span text:style-name="T79">עמי רמי ו</text:span>תמי <text:span text:style-name="T79">חילקו ביניהם עוגה בצורה פרופורציונלית (כל אחד קיבל לפחות 1/3). <text:s/>הם התיישבו לאכול, אבל לפני שהספיקו - נכנסה צומי וטענה שגם לה מגיע חלק. <text:s text:c="4"/>פתחו אלגוריתם המוצא חלוקה פרופורציונלית (כל אחד מקבל לפחות 1/4), ובנוסף, נותן לכל אחד משלושת הילדים הראשונים (עמי רמי ותמי) לפחות 3/4 מהערך שהיה לו בחלוקה הראשונה.</text:span></text:p>
      <text:p text:style-name="P42"><text:span text:style-name="T80">פתרון</text:span>: <text:span text:style-name="T85">אנה א</text:span>הר<text:span text:style-name="T3">ו</text:span><text:span text:style-name="T4">נוב.</text:span></text:p>
      <text:p text:style-name="P42"><text:span text:style-name="T6">פתרון כללי</text:span><text:span text:style-name="T7">: </text:span>גל <text:span text:style-name="T86">פוליצר וטל נקר.</text:span></text:p>
      <text:p text:style-name="P10"><text:span text:style-name="T78">להרחבה ראו: </text:span><text:a xlink:type="simple" xlink:href="https://en.wikipedia.org/wiki/Fink_protocol" text:style-name="Internet_20_link" text:visited-style-name="Visited_20_Internet_20_Link">https://en.wikipedia.org/wiki/Fink_protocol</text:a><text:span text:style-name="T78"> </text:span></text:p>
      <text:p text:style-name="P10"/>
      <text:p text:style-name="P29">שאלה <text:span text:style-name="T64">4</text:span>: <text:span text:style-name="T92">משולש החלוקות</text:span></text:p>
      <text:p text:style-name="P45">כזכור, משולש החלוקות הוא משולש המתאר את כל החלוקת האפשריות של קטע ל-3 חלקים רציפים. כל נקודה במשולש מייצגת חלוקה. נניח שאנחנו צובעים את המשולש באופן הבא: </text:p>
      <text:list xml:id="list3130710350" text:style-name="L2">
        <text:list-item>
          <text:p text:style-name="P89">לכל נקודה במשולש, שואלים מישהו "איזו פרוסה אתה מעדיף בחלוקה הזאת?”.</text:p>
        </text:list-item>
        <text:list-item>
          <text:p text:style-name="P89">אם הוא בוחר את הפרוסה השמאלית – צובעים את הנקודה באדום; אם הוא בוחר את האמצעית – צובעים את הנקודה בירוק; אם הוא בוחר את הימנית – צובעים את הנקודה בכחול.</text:p>
        </text:list-item>
      </text:list>
      <text:p text:style-name="P45">לפניכם שש דוגמאות למשולשים צבועים באדום, ירוק וכחול: <text:s/><text:span text:style-name="T93"><text:s/></text:span><text:a xlink:type="simple" xlink:href="https://github.com/erelsgl-at-ariel/algorithms-5781/tree/master/01-fair-cake-cutting/colored-triangles" text:style-name="Internet_20_link" text:visited-style-name="Visited_20_Internet_20_Link"><text:span text:style-name="T93">https://github.com/erelsgl-at-ariel/algorithms-5781/tree/master/01-fair-cake-cutting/colored-triangles</text:span></text:a><text:span text:style-name="T93"> </text:span><text:s text:c="3"/>. <text:span text:style-name="T94">הסבירו לגבי כל אחד מהם, האם הוא יכול לייצג תוצאה אפשרית </text:span>של הצביעה הנ"ל? <text:span text:style-name="T95">מדוע?</text:span></text:p>
      <text:p text:style-name="P43"/>
      <text:p text:style-name="P24">שאלה <text:span text:style-name="T96">6</text:span>: <text:span text:style-name="T48">חלוקה ללא קנאה עם שארית</text:span></text:p>
      <text:p text:style-name="P72"><text:span text:style-name="T97">נתון</text:span> <text:span text:style-name="T97">ה</text:span>אלגוריתם <text:span text:style-name="T98">הבא לחלוקה בין 3 אנשים </text:span>(דומה לצעד הראשון של אלגוריתם סלפרידג'-קונוויי):</text:p>
      <text:list xml:id="list2480251012" text:style-name="L3">
        <text:list-item>
          <text:p text:style-name="P111"><text:span text:style-name="T99">1. </text:span>עמי חותך את העוגה לשלושה חלקים שווים בעיניו.</text:p>
        </text:list-item>
        <text:list-item>
          <text:p text:style-name="P111"><text:span text:style-name="T99">2. </text:span>תמי <text:span text:style-name="T99">מקצצת את הפרוסה הטובה ביותר בעיניה, כך שיהיו לה שתי פרוסות טובות ביותר.</text:span></text:p>
        </text:list-item>
        <text:list-item>
          <text:p text:style-name="P112">3. מוצאים שידוך גדול ביותר (בגודל 3) בין השחקנים לבין <text:span text:style-name="T100">כל</text:span> 4 הפרוסות שעל השולחן – <text:span text:style-name="T100">כולל השארית.</text:span></text:p>
        </text:list-item>
        <text:list-item>
          <text:p text:style-name="P113">4. מחלקים לכל שחקן פרוסה אחת בהתאם לשידוך.</text:p>
        </text:list-item>
      </text:list>
      <text:p text:style-name="P46">שימו לב - באלגוריתם זה לא כל העוגה מחולקת - יש <text:span text:style-name="T101">פרוסה אחת</text:span> הנשארת על השולחן.</text:p>
      <text:p text:style-name="P47"><text:span text:style-name="T102">א. </text:span>הוכיחו <text:span text:style-name="T103">שאכן קיים שידוך בגודל 3, שהחלוקה המתקבלת היא ללא קנאה, ושכל שחקן מקבל </text:span>פרוסה השווה בעיניו לפחות <text:span text:style-name="T80">1/4</text:span> מהשווי הכללי של העוגה<text:span text:style-name="T104">.</text:span></text:p>
      <text:p text:style-name="P48"><text:soft-page-break/>* ב. <text:span text:style-name="T104">עכשיו נניח שצריך לחלק עוגה בין 4 שחקנים. תארו אלגוריתם לחלוקה עם שארית, הנותן חלוקה ללא קנאה, שבה כל שחקן מקבל פרוסה השווה בעיניו לפחות </text:span><text:span text:style-name="T81">1/8 </text:span><text:span text:style-name="T104">מהשווי הכללי של העוגה.</text:span></text:p>
      <text:p text:style-name="P44"/>
      <text:p text:style-name="P30">* שאלה <text:span text:style-name="T105">5</text:span>: <text:span text:style-name="T8">חלוקת </text:span><text:span text:style-name="T9">זמן בעת מגפה</text:span></text:p>
      <text:p text:style-name="P49">עקב מגפת הקורונה, הוחלט להגביל את מספר האנשים שמותר להם להיכנס בו-זמנית לכל אתר-תיירות. בשמורת-טבע מסויימת, הוחלט שמספר האנשים המקסימלי שמותר להם להיות בו-זמנית בשמורה יהיה k, אבל ישנם n אנשים שרוצים להיכנס (n גדול מ-k). לכל אחד מהאנשים ישנם העדפות שונות לגבי הזמן שבו הוא מעדיף להיכנס לשמורה (בוקר, צהריים, ערב וכו’). עליכם לייעץ להנהלת השמורה, איך לחלק את זמן השהיה בשמורה בין האנשים באופן הוגן.</text:p>
      <text:p text:style-name="P56"><text:span text:style-name="T10">א</text:span><text:span text:style-name="T1">. </text:span><text:span text:style-name="T11">תנו הגדרה הגיונית למושג "</text:span><text:span text:style-name="T1">חלוקה פרופורציונלית" </text:span><text:span text:style-name="T11">במצב זה, בעזרת הפונקציה </text:span><text:span text:style-name="T89">V</text:span><text:span text:style-name="T107">i</text:span><text:span text:style-name="T13"> </text:span><text:span text:style-name="T11">(פונקציית הערך של שחקן </text:span><text:span text:style-name="T89">i</text:span><text:span text:style-name="T11">), ובעזרת הפרמטרים </text:span><text:span text:style-name="T14">n, k.</text:span></text:p>
      <text:p text:style-name="P56"><text:span text:style-name="T112">ב</text:span>. כיתבו אלגוריתם המוצא חלוקה פרופורציונלית <text:span text:style-name="T113">לפי ההגדרה של סעיף א</text:span>. <text:span text:style-name="T114">הוכיחו את נכונות האלגוריתם.</text:span></text:p>
      <text:p text:style-name="P58"><text:span text:style-name="T5">הדרכה</text:span><text:span text:style-name="T1">: פ</text:span><text:span text:style-name="T15">י</text:span><text:span text:style-name="T1">תרו את השאלה קודם-כל עבור k=1 ואז </text:span><text:span text:style-name="T16">עבור </text:span><text:span text:style-name="T1">k כללי.</text:span></text:p>
      <text:p text:style-name="P50"/>
      <text:p text:style-name="P28">* שאלה <text:span text:style-name="T118">5</text:span><text:span text:style-name="T119">: חלוקת-עוגה </text:span><text:span text:style-name="T120">בפייתון</text:span></text:p>
      <text:p text:style-name="P59">נניח שרוצים לחלק <text:span text:style-name="T121">נהר חד-ממדי, המיוצג </text:span>ע"י הקטע [0,1]. כל משתתף מיוצג ע"י המחלקה הבאה:</text:p>
      <text:p text:style-name="P69"><text:span text:style-name="T56">class </text:span><text:span text:style-name="T60">Agent:</text:span><text:span text:style-name="T122"><text:line-break/></text:span><text:span text:style-name="T60"> <text:s text:c="3"/></text:span><text:span text:style-name="T56">def </text:span><text:span text:style-name="T61">eval</text:span><text:span text:style-name="T60">(</text:span><text:span text:style-name="T71">self</text:span><text:span text:style-name="T60">, x:</text:span><text:span text:style-name="T57">float</text:span><text:span text:style-name="T60">)-&gt;</text:span><text:span text:style-name="T57">float</text:span><text:span text:style-name="T60">:</text:span><text:span text:style-name="T122"><text:line-break/></text:span><text:span text:style-name="T60"> <text:s text:c="7"/></text:span><text:span text:style-name="T74">"""</text:span><text:span text:style-name="T122"><text:line-break/></text:span><text:span text:style-name="T74"> <text:s text:c="7"/></text:span><text:span text:style-name="T75">:param <text:s text:c="3"/></text:span><text:span text:style-name="T74">x: a positive number representing a location on the cake.</text:span><text:span text:style-name="T122"><text:line-break/></text:span><text:span text:style-name="T74"> <text:s text:c="7"/></text:span><text:span text:style-name="T75">:return</text:span><text:span text:style-name="T74">: <text:s/>v: the value of the piece [0,x] for the agent.</text:span><text:span text:style-name="T122"><text:line-break/></text:span><text:span text:style-name="T74"> <text:s text:c="7"/>"""</text:span><text:span text:style-name="T122"><text:line-break/></text:span><text:span text:style-name="T74"> <text:s text:c="7"/></text:span><text:span text:style-name="T122"><text:line-break/><text:line-break/></text:span><text:span text:style-name="T56"> <text:s text:c="3"/>def </text:span><text:span text:style-name="T61">mark</text:span><text:span text:style-name="T60">(</text:span><text:span text:style-name="T71">self</text:span><text:span text:style-name="T60">, v:</text:span><text:span text:style-name="T57">float</text:span><text:span text:style-name="T60">)-&gt;</text:span><text:span text:style-name="T57">float</text:span><text:span text:style-name="T60">:</text:span><text:span text:style-name="T122"><text:line-break/></text:span><text:span text:style-name="T60"> <text:s text:c="7"/></text:span><text:span text:style-name="T74">"""</text:span><text:span text:style-name="T122"><text:line-break/></text:span><text:span text:style-name="T74"> <text:s text:c="7"/></text:span><text:span text:style-name="T75">:param</text:span><text:span text:style-name="T74"> <text:s text:c="3"/>v: a positive number representing a value of a piece.</text:span><text:span text:style-name="T122"><text:line-break/></text:span><text:span text:style-name="T74"> <text:s text:c="7"/></text:span><text:span text:style-name="T75">:return</text:span><text:span text:style-name="T74">: <text:s/>x: a number such that the value of [0,x] equals v.</text:span><text:span text:style-name="T122"><text:line-break/></text:span><text:span text:style-name="T74"> <text:s text:c="7"/>"""</text:span><text:span text:style-name="T122"><text:line-break/></text:span></text:p>
      <text:p text:style-name="P71"/>
      <text:p text:style-name="P3">א. כיתבו <text:span text:style-name="T123">קוד עבור </text:span>אלגוריתם "חתוך ובחר":</text:p>
      <text:p text:style-name="P78"><text:span text:style-name="T58">def </text:span><text:span text:style-name="T62">cutAndChoose(</text:span><text:span text:style-name="T76">a:Agent</text:span><text:span text:style-name="T62">, </text:span><text:span text:style-name="T76">b:Agent</text:span><text:span text:style-name="T62">):</text:span><text:line-break/></text:p>
      <text:p text:style-name="P3">הפונקציה מקבלת שני שחקנים וכותבת את החלוקה בפורמט הבא (לדוגמה):</text:p>
      <text:p text:style-name="P74">Agent a receives [0,0.3]. <text:s/>Agent b receives [0.3,1].</text:p>
      <text:p text:style-name="P3"/>
      <text:p text:style-name="P3"><text:soft-page-break/>ב. כיתבו <text:span text:style-name="T123">קוד עבור </text:span>אלגוריתם <text:span text:style-name="T124">אבן-פז</text:span>:</text:p>
      <text:p text:style-name="P78"><text:span text:style-name="T58">def </text:span><text:span text:style-name="T63">algEvenPaz</text:span><text:span text:style-name="T62">(</text:span><text:span text:style-name="T76">agents:List[Agent]</text:span><text:span text:style-name="T62">):</text:span><text:line-break/></text:p>
      <text:p text:style-name="P3">הפונקציה מקבלת מערך של שחקנים וכותבת את החלוקה בפורמט הבא (לדוגמה):</text:p>
      <text:p text:style-name="P75"><text:span text:style-name="T115">Agent 0 receives [0,0.3]. </text:span><text:span text:style-name="T116"><text:s/></text:span><text:span text:style-name="T115">Agent 1 receives [0.3,0.6]</text:span><text:span text:style-name="T116">.</text:span><text:span text:style-name="T115"> </text:span><text:span text:style-name="T116"><text:s/>Agent 2..</text:span></text:p>
      <text:p text:style-name="P76"/>
      <text:p text:style-name="P76"/>
      <text:p text:style-name="P25">שאלה <text:span text:style-name="T125">1</text:span>: <text:span text:style-name="T126">שיקולים אסטרטגיים באלגוריתם חלוקה</text:span></text:p>
      <text:p text:style-name="P60">א. אתם חולקים עוגה עם עוד מישהו בשיטת "חתוך ובחר", כאשר אתם החותכים. הצלחתם להשיג מידע מדוייק על פונקציית הערך של השחקן השני. איך תחתכו את העוגה באופן שייתן לכם את הערך הגבוה ביותר האפשרי? <text:span text:style-name="T127">הדגימו מצב שבו תוכלו להשיג 100% מהערך הכולל שלכם, ומצב אחר שבו תוכלו להשיג רק 50% מהערך הכולל שלכם.</text:span></text:p>
      <text:p text:style-name="P60">ב. אתם חולקים עוגה עם עוד <text:span text:style-name="T1">n-1 אנשים בעזרת אלגוריתם אבן-פז. לאחר שביצעתם תחקיר מקיף על האנשים האחרים בחלוקה, אתם יודעים במדוייק את פונקציות הערך שלהם. מה תעשו בכל צעד באלגוריתם, על-מנת להשיג את הערך הגבוה ביותר האפשרי? </text:span><text:span text:style-name="T17">הדגימו מצב שבו תוכלו להשיג 100% מהערך הכולל שלכם, ומצב אחר שבו תוכלו להשיג רק </text:span><text:span text:style-name="T18">50</text:span><text:span text:style-name="T17">% מהערך הכולל שלכם.</text:span></text:p>
      <text:p text:style-name="P51"/>
      <text:p text:style-name="P13">שאלה <text:span text:style-name="T133">3</text:span>: <text:span text:style-name="T133">מיקסום סכום הערכים</text:span></text:p>
      <text:p text:style-name="P62">נתונה עוגה המחולקת ל-<text:span text:style-name="T1">k איזורים. יש שני אנשים, וכל אחד מהם מייחס ערך שונה לכל איזור. </text:span><text:span text:style-name="T21">עבור כל אחד מהשחקנים, סכום הערכים עבור העוגה כולה הוא 100. </text:span><text:span text:style-name="T1">הנה דוגמה עבור k=3:</text:span></text:p>
      <table:table table:name="Table1" table:style-name="Table1">
        <table:table-column table:style-name="Table1.A" table:number-columns-repeated="3"/>
        <table:table-column table:style-name="Table1.D"/>
        <table:table-row table:style-name="TableLine2745805188832">
          <table:table-cell table:style-name="Table1.A1" office:value-type="string">
            <text:p text:style-name="P79">איזור:</text:p>
          </table:table-cell>
          <table:table-cell table:style-name="Table1.A1" office:value-type="string">
            <text:p text:style-name="P80">איזור א</text:p>
          </table:table-cell>
          <table:table-cell table:style-name="Table1.A1" office:value-type="string">
            <text:p text:style-name="P80">איזור ב</text:p>
          </table:table-cell>
          <table:table-cell table:style-name="Table1.D1" office:value-type="string">
            <text:p text:style-name="P80">איזור ג</text:p>
          </table:table-cell>
        </table:table-row>
        <table:table-row table:style-name="TableLine2745805192912">
          <table:table-cell table:style-name="Table1.A2" office:value-type="string">
            <text:p text:style-name="P79">הערך של עמי:</text:p>
          </table:table-cell>
          <table:table-cell table:style-name="Table1.A2" office:value-type="string">
            <text:p text:style-name="P81">50</text:p>
          </table:table-cell>
          <table:table-cell table:style-name="Table1.A2" office:value-type="string">
            <text:p text:style-name="P81">10</text:p>
          </table:table-cell>
          <table:table-cell table:style-name="Table1.D2" office:value-type="string">
            <text:p text:style-name="P81">40</text:p>
          </table:table-cell>
        </table:table-row>
        <table:table-row table:style-name="TableLine2745805194000">
          <table:table-cell table:style-name="Table1.A2" office:value-type="string">
            <text:p text:style-name="P79">הערך של תמי:</text:p>
          </table:table-cell>
          <table:table-cell table:style-name="Table1.A2" office:value-type="string">
            <text:p text:style-name="P81">10</text:p>
          </table:table-cell>
          <table:table-cell table:style-name="Table1.A2" office:value-type="string">
            <text:p text:style-name="P81">60</text:p>
          </table:table-cell>
          <table:table-cell table:style-name="Table1.D2" office:value-type="string">
            <text:p text:style-name="P81">30</text:p>
          </table:table-cell>
        </table:table-row>
      </table:table>
      <text:p text:style-name="P52"/>
      <text:p text:style-name="P63">א. תארו אלגוריתם המחלק את העוגה כך ש<text:span text:style-name="T80">סכום הערכים</text:span> הוא מקסימלי. כלומר: הביטוי </text:p>
      <text:p text:style-name="P77">V<text:span text:style-name="T109">1</text:span>(X<text:span text:style-name="T106">1</text:span>) + V<text:span text:style-name="T106">2</text:span>(X<text:span text:style-name="T106">2</text:span>)</text:p>
      <text:p text:style-name="P4">גדול ככל האפשר.</text:p>
      <text:p text:style-name="P4">ב. האם האלגוריתם שלכם תמיד מוצא חלוקה פרופורציונלית? הוכיחו או הביאו דוגמה נגדית.</text:p>
      <text:p text:style-name="P31"><text:span text:style-name="T134">שאלה 4: </text:span><text:span text:style-name="T66">חלוקה בשני ממדים</text:span></text:p>
      <text:p text:style-name="P39"><text:span text:style-name="T144">נתונה חלקת-אדמה בצורת מלבן. השווי הכללי של החלקה הוא 4000. <text:s/>אנחנו רוצים לחלק אותה לארבעה אנשים בעזרת אלגוריתם אבן-פז. תארו דוגמה </text:span><text:span text:style-name="T24">שבה:</text:span></text:p>
      <text:p text:style-name="P39"><text:span text:style-name="T24">א. אם נבצע את </text:span><text:span text:style-name="T25">כל </text:span><text:span text:style-name="T24">האלגוריתם בעזרת קוים אופקיים, אז כל משתתף יקבל ערך של 1000, אבל -</text:span></text:p>
      <text:p text:style-name="P39"><text:soft-page-break/><text:span text:style-name="T24">ב. אם נבצע את </text:span><text:span text:style-name="T25">כל </text:span><text:span text:style-name="T24">האלגוריתם בעזרת קוים אנכיים, אז כל אחד יקבל ערך של 4000. </text:span></text:p>
      <text:p text:style-name="P39"><text:span text:style-name="T26">תארו</text:span><text:span text:style-name="T24"> את ערכי המשתתפים </text:span><text:span text:style-name="T27">בדוגמה שלכם (אפשר ע”י ציור), </text:span><text:span text:style-name="T24">ותארו את הרצת האלגוריתם.</text:span></text:p>
      <text:p text:style-name="P90"/>
      <text:p text:style-name="P33">שאלה <text:span text:style-name="T146">3</text:span>: <text:span text:style-name="T147">חלוקה עם זכויות לא-שוות</text:span></text:p>
      <text:p text:style-name="P67">עמי ותמי <text:span text:style-name="T148">עזרו לאמא להכין עוגה, אבל תמי עזרה יותר. עמי השקיע </text:span><text:span text:style-name="T28">k</text:span><text:span text:style-name="T148"> שעות ותמי השקיעה </text:span><text:span text:style-name="T28">n </text:span><text:span text:style-name="T148">שעות, כאשר </text:span><text:span text:style-name="T28">n&gt;k</text:span><text:span text:style-name="T148">. אמא רוצה לחלק את העוגה ביניהם בצורה הוגנת בהתאם לכמות ההשקעה.</text:span></text:p>
      <text:p text:style-name="P57"><text:span text:style-name="T149">א</text:span>. <text:span text:style-name="T150">תנו הגדרה הגיונית למושג "</text:span>חלוקה פרופורציונלית" <text:span text:style-name="T150">במצב זה, בעזרת הפונקציה </text:span><text:span text:style-name="T88">V</text:span><text:span text:style-name="T108">i</text:span><text:span text:style-name="T117"> </text:span><text:span text:style-name="T150">(פונקציית הערך של שחקן </text:span><text:span text:style-name="T88">i</text:span><text:span text:style-name="T150">), ובעזרת הפרמטרים </text:span><text:span text:style-name="T14">n, k.</text:span></text:p>
      <text:p text:style-name="P55"><text:span text:style-name="T112">ב</text:span>. כיתבו אלגוריתם המוצא חלוקה פרופורציונלית <text:span text:style-name="T113">לפי ההגדרה של סעיף א</text:span>. <text:span text:style-name="T114">הוכיחו את נכונות האלגוריתם </text:span><text:span text:style-name="T145">וחשבו את סיבוכיות זמן-הריצה שלו.</text:span></text:p>
      <text:p text:style-name="P102"/>
      <text:p text:style-name="P14"/>
      <text:p text:style-name="P32">* שאלה <text:span text:style-name="T134">5</text:span>: <text:span text:style-name="T23">חלוקה הוגנת בפייתון</text:span></text:p>
      <text:p text:style-name="P53">הורידו את הספריה fairpy – ספריה של אלגוריתמי חלוקה הוגנת בפייתון: <text:a xlink:type="simple" xlink:href="https://github.com/erelsgl/fairpy" text:style-name="Internet_20_link" text:visited-style-name="Visited_20_Internet_20_Link">https://github.com/erelsgl/fairpy</text:a> </text:p>
      <text:p text:style-name="P53">השתמשו במחלקות של הספריה, <text:span text:style-name="T141">הנמצאות </text:span>בתיקיה cake, כדי לממש את אלגוריתם אבן-פז.</text:p>
      <text:p text:style-name="P54">שימו לב: המימוש כולל שני קבצים – האלגוריתם עצמו בקובץ even_paz.py ותוכנית הדגמה בקובץ even_paz_demo.py. </text:p>
      <text:p text:style-name="P53">(<text:span text:style-name="T142">ראו דוגמאות בקבצים </text:span><text:line-break/><text:span text:style-name="T142">cut_and_choose.py, cut_and_choose_demo.py</text:span></text:p>
      <text:p text:style-name="P54">last_diminisher.py, last_diminisher_demo.py ).</text:p>
      <text:p text:style-name="P65">בשאלה זו אפשר להגיש קישור לגיטהאב <text:span text:style-name="T143">שלכם</text:span>.</text:p>
      <text:p text:style-name="P66"/>
      <text:p text:style-name="P119"/>
      <text:p text:style-name="P85">שאלה <text:span text:style-name="T64">4</text:span>: <text:span text:style-name="T92">משולש החלוקות</text:span></text:p>
      <text:p text:style-name="P101"><text:span text:style-name="T153">רוצים לחלק נהר באורך </text:span><text:span text:style-name="T154">300 </text:span><text:span text:style-name="T153">מטר בין שלושה אנשים. לאורך הנהר, בין 0 ל-</text:span><text:span text:style-name="T154">100 </text:span><text:span text:style-name="T153">מטר גדלים עשבים, בין </text:span><text:span text:style-name="T154">100 </text:span><text:span text:style-name="T153">ל-</text:span><text:span text:style-name="T154">200</text:span><text:span text:style-name="T153"> מטר גדלים שיחים, ובין </text:span><text:span text:style-name="T154">200 </text:span><text:span text:style-name="T153">ל-</text:span><text:span text:style-name="T154">300 </text:span><text:span text:style-name="T153">גדלים עצים. אנשים מייחסים ערכים שונים לעשבים, שיחים, ועצים, לפי הטבלה הבאה </text:span><text:span text:style-name="T154">(הטבלה </text:span><text:span text:style-name="T155">כוללת את הערך ל-100 מטר):</text:span></text:p>
      <text:list xml:id="list3358821771" text:style-name="L4">
        <text:list-item>
          <text:p text:style-name="P114"><text:span text:style-name="T42"><text:s text:c="11"/></text:span><text:span text:style-name="T43">עשבים, שיחים, עצים</text:span></text:p>
        </text:list-item>
        <text:list-item>
          <text:p text:style-name="P114"><text:span text:style-name="T44">שחקן א</text:span><text:span text:style-name="T42">: <text:s text:c="3"/></text:span><text:span text:style-name="T46">50 <text:s text:c="2"/>, <text:s/>30 <text:s text:c="2"/>, <text:s/>20</text:span></text:p>
        </text:list-item>
        <text:list-item>
          <text:p text:style-name="P116"><text:span text:style-name="T182">שחקן ב</text:span>: <text:s text:c="3"/><text:span text:style-name="T118">30 <text:s text:c="2"/>, <text:s text:c="2"/>40 <text:s/>, <text:s/>30 </text:span><text:s/></text:p>
        </text:list-item>
        <text:list-item>
          <text:p text:style-name="P116"><text:soft-page-break/><text:span text:style-name="T183">שחקן ג</text:span>: <text:s text:c="4"/><text:span text:style-name="T118">10 <text:s text:c="2"/>, <text:s text:c="3"/>20 <text:s/>, <text:s/>70</text:span></text:p>
        </text:list-item>
      </text:list>
      <text:p text:style-name="P117"/>
      <text:p text:style-name="P115"><text:span text:style-name="T46">ציירו את משולש-החלוקות, חלקו אותו למשולשונים עם אורך צלע של </text:span><text:span text:style-name="T45">25</text:span><text:span text:style-name="T46"> מטר, </text:span><text:span text:style-name="T47">וחשבו </text:span><text:span text:style-name="T46">את המספר</text:span><text:span text:style-name="T47">ים שכותב כל אחד מהשחקנים על כל אחד מהקודקודים. הסבירו את אופן החישוב.</text:span></text:p>
      <text:p text:style-name="P118"/>
      <text:p text:style-name="P85">* שאלה <text:span text:style-name="T65">5</text:span>: <text:span text:style-name="T184">הוכחת הלמה של ספרנר</text:span></text:p>
      <text:p text:style-name="P94">לא הספקנו להוכיח את הלמה בכיתה, אז נראה הוכחה (אחרת) כאן, <text:span text:style-name="T185">עבור </text:span><text:span text:style-name="T29">n=3.</text:span></text:p>
      <text:p text:style-name="P95">יש להוכיח כל סעיף בהסתמך על הסעיפים הקודמים.</text:p>
      <text:p text:style-name="P101"><text:span text:style-name="T184">א. כזכור, ה</text:span><text:span text:style-name="T84">דרגה</text:span><text:span text:style-name="T184"> של צומת בגרף לא-מכוון היא מספר השכנים שלו </text:span><text:span text:style-name="T156">בגרף</text:span><text:span text:style-name="T184">. הוכיחו: סכום הדרגות של כל הצמתים בגרף הוא מספר זוגי.</text:span></text:p>
      <text:p text:style-name="P94">ב. נתון גרף עם צמתים השייכים לשלוש קבוצות:</text:p>
      <text:list xml:id="list2980275916" text:style-name="L7">
        <text:list-item>
          <text:p text:style-name="P93">בקבוצה א – לכל הצמתים יש דרגה 1.</text:p>
        </text:list-item>
        <text:list-item>
          <text:p text:style-name="P93">בקבוצה ב – לכל הצמתים יש דרגה <text:span text:style-name="T186">0 או 2.</text:span></text:p>
        </text:list-item>
        <text:list-item>
          <text:p text:style-name="P93">בקבוצה ג – יש צומת אחד עם דרגה אי-זוגית.</text:p>
        </text:list-item>
      </text:list>
      <text:p text:style-name="P101"><text:span text:style-name="T184">הוכיחו: מספר הצמתים בקבוצה א הוא אי-זוגי </text:span><text:span text:style-name="T187">[</text:span><text:span text:style-name="T157">השתמשו </text:span><text:span text:style-name="T188">בסעיף א</text:span><text:span text:style-name="T187">]</text:span><text:span text:style-name="T184">.</text:span></text:p>
      <text:p text:style-name="P101"><text:span text:style-name="T160">ג. </text:span><text:span text:style-name="T161">נתון משולש כלשהו, המחולק למשולשונים, ועל כל קודקוד של משולשון יש מספר מהקבוצה {1, 2, 3}. נגדיר גרף לא-מכוון, שבו כל משולשון הוא צומת</text:span><text:span text:style-name="T162">, ובנוסף יש צומת אחד </text:span><text:span text:style-name="T163">בשם </text:span><text:span text:style-name="T164">"חוץ" </text:span><text:span text:style-name="T162">המייצג את כל המרחב שמחוץ למשולש. <text:s/></text:span><text:span text:style-name="T161">יש קשת בין שני צמתים, אם ורק אם </text:span><text:span text:style-name="T162">הם </text:span><text:span text:style-name="T161">סמוכים זה לזה, </text:span><text:span text:style-name="T165">ועל הצלע שביניהם נמצאים המספרים 1, 2. למשל</text:span><text:span text:style-name="T166">, בדוגמה למטה, תהיה קשת בין המשולשון הימני למשולשון השמאלי</text:span><text:span text:style-name="T167">, וכן תהיה קשת בין המשולשון השמאלי לבין </text:span><text:span text:style-name="T164">"חוץ"</text:span><text:span text:style-name="T167">:</text:span></text:p>
      <text:p text:style-name="P96"><draw:frame text:anchor-type="paragraph" draw:z-index="2" draw:name="Shape2" draw:style-name="gr2" draw:text-style-name="P124" svg:width="0.3413in" svg:height="0.2087in" svg:x="2.5563in" svg:y="0.222in"><draw:text-box><text:p>1</text:p></draw:text-box></draw:frame></text:p>
      <text:p text:style-name="P96"><draw:custom-shape text:anchor-type="paragraph" draw:z-index="0" draw:name="Shape1" draw:style-name="gr5" draw:text-style-name="P125" svg:width="0.9571in" svg:height="0.7579in" svg:x="2.7264in" svg:y="0.05in"><text:p/><draw:enhanced-geometry svg:viewBox="0 0 21600 21600" draw:glue-points="?f0 0 ?f1 10800 0 21600 10800 21600 21600 21600 ?f7 10800" draw:text-areas="?f1 10800 ?f2 18000 ?f3 7200 ?f4 21600" draw:type="isosceles-triangle" draw:modifiers="216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 draw:name="Shape1_0" draw:style-name="gr4" draw:text-style-name="P125" svg:width="0.9571in" svg:height="0.7579in" svg:x="1.7693in" svg:y="0.05in"><text:p/><draw:enhanced-geometry svg:viewBox="0 0 21600 21600" draw:glue-points="?f0 0 ?f1 10800 0 21600 10800 21600 21600 21600 ?f7 10800" draw:text-areas="?f1 10800 ?f2 18000 ?f3 7200 ?f4 21600" draw:type="isosceles-triangle" draw:modifiers="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3" draw:name="Shape3" draw:style-name="gr3" draw:text-style-name="P124" svg:width="0.3413in" svg:height="0.1925in" svg:x="2.4618in" svg:y="0.861in"><draw:text-box><text:p>2</text:p></draw:text-box></draw:frame><draw:frame text:anchor-type="paragraph" draw:z-index="4" draw:name="Shape4" draw:style-name="gr2" draw:text-style-name="P124" svg:width="0.2469in" svg:height="0.2087in" svg:x="1.4291in" svg:y="0.8925in"><draw:text-box><text:p>3</text:p></draw:text-box></draw:frame><draw:frame text:anchor-type="paragraph" draw:z-index="5" draw:name="Shape5" draw:style-name="gr1" draw:text-style-name="P124" svg:width="0.1803in" svg:height="0.237in" svg:x="3.7591in" svg:y="0.8264in"><draw:text-box><text:p>1</text:p></draw:text-box></draw:frame></text:p>
      <text:p text:style-name="P96"/>
      <text:p text:style-name="P96"/>
      <text:p text:style-name="P96"/>
      <text:p text:style-name="P96"/>
      <text:p text:style-name="P99"><text:span text:style-name="T158">ה</text:span><text:span text:style-name="T152">וכיחו: </text:span></text:p>
      <text:list xml:id="list3137134374" text:style-name="L8">
        <text:list-item>
          <text:p text:style-name="P98"><text:span text:style-name="T152">לכל </text:span><text:span text:style-name="T159">צומת המייצג </text:span><text:span text:style-name="T152">משולשון מגוון יש דרגה 1.</text:span></text:p>
        </text:list-item>
        <text:list-item>
          <text:p text:style-name="P100"><text:span text:style-name="T168">לכל </text:span><text:span text:style-name="T169">צומת המייצג </text:span><text:span text:style-name="T168">משולשון שאינו מגוון יש דרגה </text:span><text:span text:style-name="T170">0 או 2.</text:span></text:p>
        </text:list-item>
        <text:list-item>
          <text:p text:style-name="P100"><text:span text:style-name="T170">א</text:span><text:span text:style-name="T171">ם דרגת הצומת "חוץ" היא איזוגית, אז יש מספר איזוגי של משולשונים מגוונים </text:span><text:span text:style-name="T172">[</text:span><text:span text:style-name="T173">השתמשו בסעיף </text:span><text:span text:style-name="T171">ב</text:span><text:span text:style-name="T172">]</text:span><text:span text:style-name="T174">.</text:span></text:p>
        </text:list-item>
      </text:list>
      <text:p text:style-name="P101"><text:soft-page-break/><text:span text:style-name="T175">ד</text:span><text:span text:style-name="T176">. </text:span><text:span text:style-name="T179">הגדרה</text:span><text:span text:style-name="T180">: תיווי ספרנר </text:span><text:span text:style-name="T181">הוא סימון של קודקודי המשולשונים במספרים 1, 2, 3, כך </text:span><text:span text:style-name="T177">שעל כל קודקוד ראשי של המשולש הגדול ישנו מספר אחר (למשל, על הקודקוד העליון כתוב 1, על השמאלי התחתון כתוב 2, ועל הימני התחתון כתוב 3), </text:span><text:span text:style-name="T172">ו</text:span><text:span text:style-name="T177">על הצלע שבין שני קודקודים ראשיים כתובים רק מספרים שנמצאים על קצות הצלע (למשל, על הצלע בין קודקוד 1 לקודקוד 2 כתובים רק המספרים 1 או 2). </text:span></text:p>
      <text:p text:style-name="P97">הוכיחו: בכל תיווי ספרנר, בהיקף של המשולש הגדול ישנו מספר איזוגי של צלעות שקצותיהן מסומנים במספרים 1, 2.</text:p>
      <text:p text:style-name="P101"><text:span text:style-name="T178">ה</text:span><text:span text:style-name="T172">. הוכיחו: בכל תיווי ספרנר יש לפחות משולש מגוון אחד [השתמשו בסעיפים </text:span><text:span text:style-name="T178">ג, </text:span><text:span text:style-name="T172">ד].</text:span></text:p>
      <text:p text:style-name="P97"/>
      <text:p text:style-name="P1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Nachlieli CLM2" svg:font-family="'Nachlieli CLM'"/>
    <style:font-face style:name="Courier New" svg:font-family="'Courier New'" style:font-adornments="Regular" style:font-pitch="fixed"/>
    <style:font-face style:name="DejaVu Sans Mono" svg:font-family="'DejaVu Sans Mono'" style:font-adornments="Regular" style:font-pitch="fixed"/>
    <style:font-face style:name="Monospace" svg:font-family="Monospace" style:font-adornments="Regular" style:font-pitch="fixed"/>
    <style:font-face style:name="Times New Roman" svg:font-family="'Times New Roman'" style:font-adornments="Regular" style:font-pitch="fixed"/>
    <style:font-face style:name="Times New Roman (Hebrew)" svg:font-family="'Times New Roman (Hebrew)'" style:font-adornments="Regular" style:font-pitch="fixed"/>
    <style:font-face style:name="David CLM1" svg:font-family="'David CLM'" style:font-pitch="variable"/>
    <style:font-face style:name="David CLM" svg:font-family="'David CLM'" style:font-adornments="Regular" style:font-pitch="variable"/>
    <style:font-face style:name="Times New Roman2" svg:font-family="'Times New Roman'" style:font-adornments="Regular" style:font-pitch="variable"/>
    <style:font-face style:name="Times New Roman (Hebrew)1" svg:font-family="'Times New Roman (Hebrew)'"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1" svg:font-family="OpenSymbol, 'Arial Unicode MS'" style:font-family-generic="roman" style:font-pitch="variable"/>
    <style:font-face style:name="Times New Roman1"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fo:orphans="2" fo:widows="2"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writing-mode="rl-tb"/>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9</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4-01-02T13:23:09.659000000</dc:date>
    <meta:editing-duration>P11DT51M43S</meta:editing-duration>
    <meta:editing-cycles>1392</meta:editing-cycles>
    <meta:document-statistic meta:table-count="1" meta:image-count="0" meta:object-count="0" meta:page-count="9" meta:paragraph-count="146" meta:word-count="2161" meta:character-count="12770" meta:non-whitespace-character-count="10422"/>
  </office:meta>
</office:document-meta>
</file>